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>
      <style:paragraph-properties fo:text-align="center"/>
    </style:style>
    <style:style style:name="T1" style:family="text">
      <style:text-properties officeooo:rsid="001d673e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2" style:family="graphic" style:parent-style-name="Formula">
      <style:graphic-properties style:vertical-pos="middle" style:vertical-rel="text" draw:ole-draw-aspect="1"/>
    </style:style>
    <style:style style:name="gr1" style:family="graphic">
      <style:graphic-properties draw:textarea-horizontal-align="center" draw:textarea-vertical-align="middle" style:run-through="foreground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marker-end="Linienende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2398in" style:run-through="foreground" style:vertical-pos="from-top" style:vertical-rel="page" style:horizontal-pos="from-left" style:horizontal-rel="paragraph" draw:wrap-influence-on-position="once-concurrent" style:flow-with-text="false"/>
    </style:style>
    <style:style style:name="gr6" style:family="graphic">
      <style:graphic-properties draw:marker-end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marker-start="" draw:marker-end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textarea-horizontal-align="center" draw:textarea-vertical-align="middle" style:run-through="foreground"/>
    </style:style>
    <style:style style:name="gr11" style:family="graphic">
      <style:graphic-properties draw:textarea-horizontal-align="center" draw:textarea-vertical-align="middle" style:run-through="foreground"/>
    </style:style>
    <style:style style:name="gr12" style:family="graphic">
      <style:graphic-properties draw:textarea-horizontal-align="center" draw:textarea-vertical-align="middle" style:run-through="foreground" style:vertical-pos="from-top" style:vertical-rel="page" style:horizontal-pos="from-left" style:horizontal-rel="paragraph" draw:wrap-influence-on-position="once-concurrent" style:flow-with-text="false"/>
    </style:style>
    <style:style style:name="gr13" style:family="graphic">
      <style:graphic-properties style:run-through="foreground" style:vertical-pos="from-top" style:vertical-rel="page" style:horizontal-pos="from-left" style:horizontal-rel="paragraph" draw:wrap-influence-on-position="once-concurrent" style:flow-with-text="false"/>
    </style:style>
    <style:style style:name="gr14" style:family="graphic">
      <style:graphic-properties draw:stroke="none" svg:stroke-color="#000000" draw:fill="none" draw:fill-color="#ffffff" fo:min-height="0.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style:run-through="foreground"/>
    </style:style>
    <style:style style:name="gr16" style:family="graphic">
      <style:graphic-properties draw:stroke="none" svg:stroke-color="#000000" draw:fill="none" draw:fill-color="#ffffff" fo:min-height="0.25in" style:run-through="foreground"/>
    </style:style>
    <style:style style:name="gr17" style:family="graphic">
      <style:graphic-properties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stroke="none" svg:stroke-color="#000000" draw:fill="none" draw:fill-color="#ffffff" fo:min-height="0.23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stroke="none" svg:stroke-color="#000000" draw:fill="none" draw:fill-color="#ffffff" fo:min-height="0.2398in" style:run-through="foreground"/>
    </style:style>
    <style:style style:name="gr20" style:family="graphic">
      <style:graphic-properties draw:stroke="none" svg:stroke-color="#000000" draw:fill="none" draw:fill-color="#ffffff" fo:min-height="0.2398in" style:run-through="foreground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line text:anchor-type="page" text:anchor-page-number="3" draw:z-index="0" draw:style-name="gr1" draw:text-style-name="P2" svg:x1="6.3189in" svg:y1="5.6921in" svg:x2="5.5854in" svg:y2="5.3902in">
        <text:p/>
      </draw:line>
      <draw:frame text:anchor-type="page" text:anchor-page-number="5" draw:z-index="12" draw:style-name="gr5" svg:width="0.448in" svg:height="0.2398in" svg:x="6.6327in" svg:y="7.878in">
        <draw:text-box>
          <text:p>1/2</text:p>
        </draw:text-box>
      </draw:frame>
      <draw:frame text:anchor-type="page" text:anchor-page-number="5" draw:z-index="18" draw:style-name="gr5" svg:width="0.448in" svg:height="0.2398in" svg:x="1.5138in" svg:y="7.878in">
        <draw:text-box>
          <text:p>1/2</text:p>
        </draw:text-box>
      </draw:frame>
      <draw:frame text:anchor-type="page" text:anchor-page-number="5" draw:z-index="31" draw:style-name="gr5" svg:width="0.448in" svg:height="0.2398in" svg:x="2.1346in" svg:y="5.9319in">
        <draw:text-box>
          <text:p>1/2</text:p>
        </draw:text-box>
      </draw:frame>
      <draw:ellipse text:anchor-type="page" text:anchor-page-number="3" draw:z-index="55" draw:style-name="gr12" draw:text-style-name="P2" svg:width="0.4276in" svg:height="0.3752in" svg:x="3.5189in" svg:y="1.1339in">
        <text:p text:style-name="P2">32</text:p>
      </draw:ellipse>
      <draw:ellipse text:anchor-type="page" text:anchor-page-number="3" draw:z-index="56" draw:style-name="gr12" draw:text-style-name="P2" svg:width="0.4276in" svg:height="0.3752in" svg:x="3.1984in" svg:y="2.4181in">
        <text:p text:style-name="P2">27</text:p>
      </draw:ellipse>
      <draw:ellipse text:anchor-type="page" text:anchor-page-number="3" draw:z-index="57" draw:style-name="gr12" draw:text-style-name="P2" svg:width="0.4276in" svg:height="0.3752in" svg:x="3.9547in" svg:y="2.4181in">
        <text:p text:style-name="P2">32</text:p>
      </draw:ellipse>
      <draw:ellipse text:anchor-type="page" text:anchor-page-number="3" draw:z-index="58" draw:style-name="gr12" draw:text-style-name="P2" svg:width="0.4276in" svg:height="0.3752in" svg:x="2.7457in" svg:y="3.5528in">
        <text:p text:style-name="P2">13</text:p>
      </draw:ellipse>
      <draw:ellipse text:anchor-type="page" text:anchor-page-number="3" draw:z-index="59" draw:style-name="gr12" draw:text-style-name="P2" svg:width="0.4276in" svg:height="0.3752in" svg:x="3.5335in" svg:y="3.5528in">
        <text:p text:style-name="P2">27</text:p>
      </draw:ellipse>
      <draw:ellipse text:anchor-type="page" text:anchor-page-number="3" draw:z-index="60" draw:style-name="gr12" draw:text-style-name="P2" svg:width="0.4276in" svg:height="0.3752in" svg:x="4.3209in" svg:y="3.5528in">
        <text:p text:style-name="P2">32</text:p>
      </draw:ellipse>
      <draw:ellipse text:anchor-type="page" text:anchor-page-number="3" draw:z-index="61" draw:style-name="gr12" draw:text-style-name="P2" svg:width="1.615in" svg:height="0.4689in" svg:x="3.0346in" svg:y="2.9709in">
        <text:p text:style-name="P2">13, 27</text:p>
      </draw:ellipse>
      <draw:ellipse text:anchor-type="page" text:anchor-page-number="3" draw:z-index="62" draw:style-name="gr12" draw:text-style-name="P2" svg:width="0.4276in" svg:height="0.3752in" svg:x="3.5634in" svg:y="1.889in">
        <text:p text:style-name="P2">27</text:p>
      </draw:ellipse>
      <draw:line text:anchor-type="page" text:anchor-page-number="3" draw:z-index="63" draw:style-name="gr1" draw:text-style-name="P2" svg:x1="3.4835in" svg:y1="2.4717in" svg:x2="3.7437in" svg:y2="2.2114in">
        <text:p/>
      </draw:line>
      <draw:line text:anchor-type="page" text:anchor-page-number="3" draw:z-index="64" draw:style-name="gr1" draw:text-style-name="P2" svg:x1="4.0776in" svg:y1="2.4185in" svg:x2="3.8587in" svg:y2="2.1996in">
        <text:p/>
      </draw:line>
      <draw:line text:anchor-type="page" text:anchor-page-number="3" draw:z-index="65" draw:style-name="gr1" draw:text-style-name="P2" svg:x1="3.0201in" svg:y1="3.5531in" svg:x2="3.248in" svg:y2="3.3252in">
        <text:p/>
      </draw:line>
      <draw:line text:anchor-type="page" text:anchor-page-number="3" draw:z-index="66" draw:style-name="gr1" draw:text-style-name="P2" svg:x1="3.7598in" svg:y1="3.5531in" svg:x2="3.7598in" svg:y2="3.4398in">
        <text:p/>
      </draw:line>
      <draw:line text:anchor-type="page" text:anchor-page-number="3" draw:z-index="67" draw:style-name="gr1" draw:text-style-name="P2" svg:x1="4.4681in" svg:y1="3.5528in" svg:x2="4.2701in" svg:y2="3.3772in">
        <text:p/>
      </draw:line>
      <draw:g text:anchor-type="page" text:anchor-page-number="3" draw:z-index="68" draw:style-name="gr13">
        <draw:ellipse draw:style-name="gr11" draw:text-style-name="P2" svg:width="0.4276in" svg:height="0.3752in" svg:x="2.4402in" svg:y="4.6736in">
          <text:p text:style-name="P2">13</text:p>
        </draw:ellipse>
        <draw:ellipse draw:style-name="gr11" draw:text-style-name="P2" svg:width="1.615in" svg:height="0.4689in" svg:x="2.9165in" svg:y="4.1689in">
          <text:p text:style-name="P2">13, 27, 32</text:p>
        </draw:ellipse>
        <draw:line draw:style-name="gr10" draw:text-style-name="P2" svg:x1="2.724in" svg:y1="4.6748in" svg:x2="2.952in" svg:y2="4.4469in">
          <text:p/>
        </draw:line>
        <draw:line draw:style-name="gr10" draw:text-style-name="P2" svg:x1="3.474in" svg:y1="4.737in" svg:x2="3.474in" svg:y2="4.6236in">
          <text:p/>
        </draw:line>
        <draw:line draw:style-name="gr10" draw:text-style-name="P2" svg:x1="4.3083in" svg:y1="4.7236in" svg:x2="4.1102in" svg:y2="4.548in">
          <text:p/>
        </draw:line>
        <draw:ellipse draw:style-name="gr11" draw:text-style-name="P2" svg:width="0.4276in" svg:height="0.3752in" svg:x="3.2276in" svg:y="4.6736in">
          <text:p text:style-name="P2">27</text:p>
        </draw:ellipse>
        <draw:ellipse draw:style-name="gr11" draw:text-style-name="P2" svg:width="0.4276in" svg:height="0.3752in" svg:x="4.0154in" svg:y="4.6736in">
          <text:p text:style-name="P2">32</text:p>
        </draw:ellipse>
        <draw:ellipse draw:style-name="gr11" draw:text-style-name="P2" svg:width="0.4276in" svg:height="0.3752in" svg:x="4.8028in" svg:y="4.6736in">
          <text:p text:style-name="P2">41</text:p>
        </draw:ellipse>
        <draw:line draw:style-name="gr10" draw:text-style-name="P2" svg:x1="4.8854in" svg:y1="4.7236in" svg:x2="4.5311in" svg:y2="4.4528in">
          <text:p/>
        </draw:line>
      </draw:g>
      <draw:ellipse text:anchor-type="page" text:anchor-page-number="3" draw:z-index="69" draw:style-name="gr12" draw:text-style-name="P2" svg:width="0.4276in" svg:height="0.3752in" svg:x="0.7756in" svg:y="5.948in">
        <text:p text:style-name="P2">13</text:p>
      </draw:ellipse>
      <draw:ellipse text:anchor-type="page" text:anchor-page-number="3" draw:z-index="70" draw:style-name="gr12" draw:text-style-name="P2" svg:width="1.615in" svg:height="0.4689in" svg:x="1.252in" svg:y="5.4429in">
        <text:p text:style-name="P2">13, 27, 32, 41</text:p>
      </draw:ellipse>
      <draw:line text:anchor-type="page" text:anchor-page-number="3" draw:z-index="71" draw:style-name="gr1" draw:text-style-name="P2" svg:x1="1.0606in" svg:y1="5.948in" svg:x2="1.2886in" svg:y2="5.7201in">
        <text:p/>
      </draw:line>
      <draw:line text:anchor-type="page" text:anchor-page-number="3" draw:z-index="72" draw:style-name="gr1" draw:text-style-name="P2" svg:x1="1.8106in" svg:y1="6.0106in" svg:x2="1.8106in" svg:y2="5.8972in">
        <text:p/>
      </draw:line>
      <draw:line text:anchor-type="page" text:anchor-page-number="3" draw:z-index="73" draw:style-name="gr1" draw:text-style-name="P2" svg:x1="2.6437in" svg:y1="5.998in" svg:x2="2.4457in" svg:y2="5.8224in">
        <text:p/>
      </draw:line>
      <draw:ellipse text:anchor-type="page" text:anchor-page-number="3" draw:z-index="74" draw:style-name="gr12" draw:text-style-name="P2" svg:width="0.4276in" svg:height="0.3752in" svg:x="1.5634in" svg:y="5.948in">
        <text:p text:style-name="P2">27</text:p>
      </draw:ellipse>
      <draw:ellipse text:anchor-type="page" text:anchor-page-number="3" draw:z-index="75" draw:style-name="gr12" draw:text-style-name="P2" svg:width="0.4276in" svg:height="0.3752in" svg:x="2.3508in" svg:y="5.948in">
        <text:p text:style-name="P2">32</text:p>
      </draw:ellipse>
      <draw:line text:anchor-type="page" text:anchor-page-number="3" draw:z-index="76" draw:style-name="gr1" draw:text-style-name="P2" svg:x1="3.2209in" svg:y1="5.9972in" svg:x2="2.8665in" svg:y2="5.7264in">
        <text:p/>
      </draw:line>
      <draw:ellipse text:anchor-type="page" text:anchor-page-number="3" draw:z-index="77" draw:style-name="gr12" draw:text-style-name="P2" svg:width="0.4276in" svg:height="0.3752in" svg:x="3.1382in" svg:y="5.948in">
        <text:p text:style-name="P2">41</text:p>
      </draw:ellipse>
      <draw:ellipse text:anchor-type="page" text:anchor-page-number="3" draw:z-index="78" draw:style-name="gr12" draw:text-style-name="P2" svg:width="0.4276in" svg:height="0.3752in" svg:x="3.6445in" svg:y="5.948in">
        <text:p text:style-name="P2">55</text:p>
      </draw:ellipse>
      <draw:ellipse text:anchor-type="page" text:anchor-page-number="3" draw:z-index="81" draw:style-name="gr12" draw:text-style-name="P2" svg:width="0.4276in" svg:height="0.3752in" svg:x="4.1472in" svg:y="5.9516in">
        <text:p text:style-name="P2">13</text:p>
      </draw:ellipse>
      <draw:ellipse text:anchor-type="page" text:anchor-page-number="3" draw:z-index="82" draw:style-name="gr12" draw:text-style-name="P2" svg:width="0.4276in" svg:height="0.3752in" svg:x="4.9035in" svg:y="5.9516in">
        <text:p text:style-name="P2">27</text:p>
      </draw:ellipse>
      <draw:ellipse text:anchor-type="page" text:anchor-page-number="3" draw:z-index="83" draw:style-name="gr12" draw:text-style-name="P2" svg:width="0.4276in" svg:height="0.3752in" svg:x="5.5236in" svg:y="5.9646in">
        <text:p text:style-name="P2">32</text:p>
      </draw:ellipse>
      <draw:ellipse text:anchor-type="page" text:anchor-page-number="3" draw:z-index="84" draw:style-name="gr12" draw:text-style-name="P2" svg:width="0.4276in" svg:height="0.3752in" svg:x="6.311in" svg:y="5.9409in">
        <text:p text:style-name="P2">41</text:p>
      </draw:ellipse>
      <draw:ellipse text:anchor-type="page" text:anchor-page-number="3" draw:z-index="85" draw:style-name="gr12" draw:text-style-name="P2" svg:width="0.4276in" svg:height="0.3752in" svg:x="6.9571in" svg:y="5.9409in">
        <text:p text:style-name="P2">55</text:p>
      </draw:ellipse>
      <draw:ellipse text:anchor-type="page" text:anchor-page-number="3" draw:z-index="86" draw:style-name="gr12" draw:text-style-name="P2" svg:width="1.615in" svg:height="0.4689in" svg:x="5.8126in" svg:y="5.3591in">
        <text:p text:style-name="P2">32, 41</text:p>
      </draw:ellipse>
      <draw:ellipse text:anchor-type="page" text:anchor-page-number="3" draw:z-index="87" draw:style-name="gr12" draw:text-style-name="P2" svg:width="0.4276in" svg:height="0.3752in" svg:x="4.5118in" svg:y="5.422in">
        <text:p text:style-name="P2">13</text:p>
      </draw:ellipse>
      <draw:line text:anchor-type="page" text:anchor-page-number="3" draw:z-index="88" draw:style-name="gr1" draw:text-style-name="P2" svg:x1="4.4319in" svg:y1="6.0051in" svg:x2="4.6921in" svg:y2="5.7449in">
        <text:p/>
      </draw:line>
      <draw:line text:anchor-type="page" text:anchor-page-number="3" draw:z-index="89" draw:style-name="gr1" draw:text-style-name="P2" svg:x1="5.026in" svg:y1="5.952in" svg:x2="4.8071in" svg:y2="5.7331in">
        <text:p/>
      </draw:line>
      <draw:line text:anchor-type="page" text:anchor-page-number="3" draw:z-index="90" draw:style-name="gr1" draw:text-style-name="P2" svg:x1="5.7976in" svg:y1="5.9413in" svg:x2="6.0256in" svg:y2="5.7134in">
        <text:p/>
      </draw:line>
      <draw:line text:anchor-type="page" text:anchor-page-number="3" draw:z-index="91" draw:style-name="gr1" draw:text-style-name="P2" svg:x1="6.5374in" svg:y1="5.9413in" svg:x2="6.5374in" svg:y2="5.828in">
        <text:p/>
      </draw:line>
      <draw:line text:anchor-type="page" text:anchor-page-number="3" draw:z-index="92" draw:style-name="gr1" draw:text-style-name="P2" svg:x1="7.2457in" svg:y1="5.9409in" svg:x2="7.0476in" svg:y2="5.7654in">
        <text:p/>
      </draw:line>
      <draw:ellipse text:anchor-type="page" text:anchor-page-number="3" draw:z-index="93" draw:style-name="gr12" draw:text-style-name="P2" svg:width="0.4276in" svg:height="0.3752in" svg:x="5.1583in" svg:y="5.1382in">
        <text:p text:style-name="P2">27</text:p>
      </draw:ellipse>
      <draw:line text:anchor-type="page" text:anchor-page-number="3" draw:z-index="94" draw:style-name="gr1" draw:text-style-name="P2" svg:x1="4.8571in" svg:y1="5.5291in" svg:x2="5.1587in" svg:y2="5.3744in">
        <text:p/>
      </draw:line>
      <draw:g text:anchor-type="page" text:anchor-page-number="3" draw:z-index="95" draw:style-name="gr13">
        <draw:g draw:style-name="gr15">
          <draw:g draw:style-name="gr15">
            <draw:ellipse draw:style-name="gr11" draw:text-style-name="P2" svg:width="0.4276in" svg:height="0.3752in" svg:x="1.8102in" svg:y="7.5492in">
              <text:p text:style-name="P2">13</text:p>
            </draw:ellipse>
            <draw:ellipse draw:style-name="gr11" draw:text-style-name="P2" svg:width="0.4276in" svg:height="0.3752in" svg:x="2.5665in" svg:y="7.5492in">
              <text:p text:style-name="P2">27</text:p>
            </draw:ellipse>
            <draw:ellipse draw:style-name="gr11" draw:text-style-name="P2" svg:width="0.4276in" svg:height="0.3752in" svg:x="4.1228in" svg:y="7.5492in">
              <text:p text:style-name="P2">32</text:p>
            </draw:ellipse>
            <draw:ellipse draw:style-name="gr11" draw:text-style-name="P2" svg:width="0.4276in" svg:height="0.3752in" svg:x="4.9102in" svg:y="7.5492in">
              <text:p text:style-name="P2">41</text:p>
            </draw:ellipse>
            <draw:ellipse draw:style-name="gr11" draw:text-style-name="P2" svg:width="0.4276in" svg:height="0.3752in" svg:x="5.6976in" svg:y="7.5492in">
              <text:p text:style-name="P2">55</text:p>
            </draw:ellipse>
            <draw:ellipse draw:style-name="gr11" draw:text-style-name="P2" svg:width="1.615in" svg:height="0.4689in" svg:x="4.4118in" svg:y="6.9673in">
              <text:p text:style-name="P2">32, 41, 55</text:p>
            </draw:ellipse>
            <draw:ellipse draw:style-name="gr11" draw:text-style-name="P2" svg:width="0.4276in" svg:height="0.3752in" svg:x="2.1748in" svg:y="7.0201in">
              <text:p text:style-name="P2">13</text:p>
            </draw:ellipse>
            <draw:line draw:style-name="gr10" draw:text-style-name="P2" svg:x1="2.0945in" svg:y1="7.6028in" svg:x2="2.3547in" svg:y2="7.3425in">
              <text:p/>
            </draw:line>
            <draw:line draw:style-name="gr10" draw:text-style-name="P2" svg:x1="2.6894in" svg:y1="7.5496in" svg:x2="2.4705in" svg:y2="7.3307in">
              <text:p/>
            </draw:line>
            <draw:line draw:style-name="gr10" draw:text-style-name="P2" svg:x1="4.3969in" svg:y1="7.5496in" svg:x2="4.6248in" svg:y2="7.3217in">
              <text:p/>
            </draw:line>
            <draw:line draw:style-name="gr10" draw:text-style-name="P2" svg:x1="5.137in" svg:y1="7.5496in" svg:x2="5.137in" svg:y2="7.4362in">
              <text:p/>
            </draw:line>
            <draw:line draw:style-name="gr10" draw:text-style-name="P2" svg:x1="5.8449in" svg:y1="7.5492in" svg:x2="5.6469in" svg:y2="7.3736in">
              <text:p/>
            </draw:line>
          </draw:g>
          <draw:ellipse draw:style-name="gr11" draw:text-style-name="P2" svg:width="0.4276in" svg:height="0.3752in" svg:x="3.3303in" svg:y="6.5854in">
            <text:p text:style-name="P2">27</text:p>
          </draw:ellipse>
          <draw:line draw:style-name="gr10" draw:text-style-name="P2" svg:x1="2.6024in" svg:y1="7.1343in" svg:x2="3.3307in" svg:y2="6.8217in">
            <text:p/>
          </draw:line>
          <draw:line draw:style-name="gr10" draw:text-style-name="P2" svg:x1="4.4913in" svg:y1="7.0921in" svg:x2="3.7579in" svg:y2="6.7902in">
            <text:p/>
          </draw:line>
        </draw:g>
        <draw:ellipse draw:style-name="gr11" draw:text-style-name="P2" svg:width="0.4276in" svg:height="0.3752in" svg:x="6.4854in" svg:y="7.5492in">
          <text:p text:style-name="P2">86</text:p>
        </draw:ellipse>
        <draw:line draw:style-name="gr10" draw:text-style-name="P2" svg:x1="6.585in" svg:y1="7.6028in" svg:x2="5.9705in" svg:y2="7.2799in">
          <text:p/>
        </draw:line>
      </draw:g>
      <draw:g text:anchor-type="page" text:anchor-page-number="4" draw:z-index="96" draw:style-name="gr13">
        <draw:g draw:style-name="gr15">
          <draw:g draw:style-name="gr15">
            <draw:g draw:style-name="gr15">
              <draw:ellipse draw:style-name="gr11" draw:text-style-name="P2" svg:width="0.4276in" svg:height="0.3752in" svg:x="1.648in" svg:y="2.3484in">
                <text:p text:style-name="P2">13</text:p>
              </draw:ellipse>
              <draw:ellipse draw:style-name="gr11" draw:text-style-name="P2" svg:width="0.4276in" svg:height="0.3752in" svg:x="2.4043in" svg:y="2.3484in">
                <text:p text:style-name="P2">27</text:p>
              </draw:ellipse>
              <draw:ellipse draw:style-name="gr11" draw:text-style-name="P2" svg:width="0.4276in" svg:height="0.3752in" svg:x="3.9606in" svg:y="2.3484in">
                <text:p text:style-name="P2">32</text:p>
              </draw:ellipse>
              <draw:ellipse draw:style-name="gr11" draw:text-style-name="P2" svg:width="0.4276in" svg:height="0.3752in" svg:x="4.748in" svg:y="2.3484in">
                <text:p text:style-name="P2">41</text:p>
              </draw:ellipse>
              <draw:ellipse draw:style-name="gr11" draw:text-style-name="P2" svg:width="0.4276in" svg:height="0.3752in" svg:x="5.5354in" svg:y="2.3484in">
                <text:p text:style-name="P2">55</text:p>
              </draw:ellipse>
              <draw:ellipse draw:style-name="gr11" draw:text-style-name="P2" svg:width="1.615in" svg:height="0.4689in" svg:x="4.2496in" svg:y="1.7665in">
                <text:p text:style-name="P2">32, 41, 55, 72</text:p>
              </draw:ellipse>
              <draw:ellipse draw:style-name="gr11" draw:text-style-name="P2" svg:width="0.4276in" svg:height="0.3752in" svg:x="2.0126in" svg:y="1.8193in">
                <text:p text:style-name="P2">13</text:p>
              </draw:ellipse>
              <draw:line draw:style-name="gr10" draw:text-style-name="P2" svg:x1="1.9327in" svg:y1="2.402in" svg:x2="2.1929in" svg:y2="2.1417in">
                <text:p/>
              </draw:line>
              <draw:line draw:style-name="gr10" draw:text-style-name="P2" svg:x1="2.5272in" svg:y1="2.3488in" svg:x2="2.3083in" svg:y2="2.1299in">
                <text:p/>
              </draw:line>
              <draw:line draw:style-name="gr10" draw:text-style-name="P2" svg:x1="4.2346in" svg:y1="2.3488in" svg:x2="4.4626in" svg:y2="2.1209in">
                <text:p/>
              </draw:line>
              <draw:line draw:style-name="gr10" draw:text-style-name="P2" svg:x1="4.9744in" svg:y1="2.3488in" svg:x2="4.9744in" svg:y2="2.2354in">
                <text:p/>
              </draw:line>
              <draw:line draw:style-name="gr10" draw:text-style-name="P2" svg:x1="5.6827in" svg:y1="2.3484in" svg:x2="5.4846in" svg:y2="2.1728in">
                <text:p/>
              </draw:line>
            </draw:g>
            <draw:ellipse draw:style-name="gr11" draw:text-style-name="P2" svg:width="0.4276in" svg:height="0.3752in" svg:x="3.1681in" svg:y="1.3846in">
              <text:p text:style-name="P2">27</text:p>
            </draw:ellipse>
            <draw:line draw:style-name="gr10" draw:text-style-name="P2" svg:x1="2.4398in" svg:y1="1.9335in" svg:x2="3.1681in" svg:y2="1.6209in">
              <text:p/>
            </draw:line>
            <draw:line draw:style-name="gr10" draw:text-style-name="P2" svg:x1="4.3287in" svg:y1="1.8909in" svg:x2="3.5953in" svg:y2="1.589in">
              <text:p/>
            </draw:line>
          </draw:g>
          <draw:ellipse draw:style-name="gr11" draw:text-style-name="P2" svg:width="0.4276in" svg:height="0.3752in" svg:x="6.3232in" svg:y="2.3484in">
            <text:p text:style-name="P2">72</text:p>
          </draw:ellipse>
          <draw:line draw:style-name="gr10" draw:text-style-name="P2" svg:x1="6.4228in" svg:y1="2.402in" svg:x2="5.8083in" svg:y2="2.0791in">
            <text:p/>
          </draw:line>
        </draw:g>
        <draw:ellipse draw:style-name="gr11" draw:text-style-name="P2" svg:width="0.4276in" svg:height="0.3752in" svg:x="6.9961in" svg:y="2.3484in">
          <text:p text:style-name="P2">86</text:p>
        </draw:ellipse>
        <draw:line draw:style-name="gr10" draw:text-style-name="P2" svg:x1="5.8646in" svg:y1="1.9764in" svg:x2="7.1917in" svg:y2="2.3484in">
          <text:p/>
        </draw:line>
        <draw:frame draw:style-name="gr16" svg:width="0.4587in" svg:height="0.2504in" svg:x="5.7142in" svg:y="1.6012in">
          <draw:text-box>
            <text:p>!!!</text:p>
          </draw:text-box>
        </draw:frame>
      </draw:g>
      <draw:ellipse text:anchor-type="page" text:anchor-page-number="5" draw:z-index="139" draw:style-name="gr12" draw:text-style-name="P2" svg:width="0.4276in" svg:height="0.3752in" svg:x="1.2043in" svg:y="1.1673in">
        <text:p text:style-name="P2">32</text:p>
      </draw:ellipse>
      <draw:ellipse text:anchor-type="page" text:anchor-page-number="5" draw:z-index="141" draw:style-name="gr12" draw:text-style-name="P2" svg:width="0.4276in" svg:height="0.3752in" svg:x="2.3854in" svg:y="1.1673in">
        <text:p text:style-name="P2">32</text:p>
      </draw:ellipse>
      <draw:ellipse text:anchor-type="page" text:anchor-page-number="5" draw:z-index="143" draw:style-name="gr12" draw:text-style-name="P2" svg:width="0.4276in" svg:height="0.3752in" svg:x="1.898in" svg:y="1.6339in">
        <text:p text:style-name="P2">27</text:p>
      </draw:ellipse>
      <draw:ellipse text:anchor-type="page" text:anchor-page-number="5" draw:z-index="145" draw:style-name="gr12" draw:text-style-name="P2" svg:width="0.4276in" svg:height="0.3752in" svg:x="3.9602in" svg:y="1.1673in">
        <text:p text:style-name="P2">32</text:p>
      </draw:ellipse>
      <draw:ellipse text:anchor-type="page" text:anchor-page-number="5" draw:z-index="147" draw:style-name="gr12" draw:text-style-name="P2" svg:width="0.4276in" svg:height="0.3752in" svg:x="3.4728in" svg:y="1.6339in">
        <text:p text:style-name="P2">27</text:p>
      </draw:ellipse>
      <draw:ellipse text:anchor-type="page" text:anchor-page-number="5" draw:z-index="149" draw:style-name="gr12" draw:text-style-name="P2" svg:width="0.4276in" svg:height="0.3752in" svg:x="2.9854in" svg:y="2.1008in">
        <text:p text:style-name="P2">13</text:p>
      </draw:ellipse>
      <draw:g text:anchor-type="page" text:anchor-page-number="5" draw:z-index="151" draw:style-name="gr13">
        <draw:ellipse draw:style-name="gr11" draw:text-style-name="P2" svg:width="0.4276in" svg:height="0.3752in" svg:x="5.9291in" svg:y="1.1681in">
          <text:p text:style-name="P2">27</text:p>
        </draw:ellipse>
        <draw:frame draw:style-name="gr19" svg:width="0.448in" svg:height="0.2398in" svg:x="6.3563in" svg:y="1.028in">
          <draw:text-box>
            <text:p>1/2</text:p>
          </draw:text-box>
        </draw:frame>
        <draw:ellipse draw:style-name="gr11" draw:text-style-name="P2" svg:width="0.4276in" svg:height="0.3752in" svg:x="5.4417in" svg:y="1.6343in">
          <text:p text:style-name="P2">13</text:p>
        </draw:ellipse>
        <draw:frame draw:style-name="gr19" svg:width="0.448in" svg:height="0.2398in" svg:x="5.8453in" svg:y="1.5382in">
          <draw:text-box>
            <text:p>1/2</text:p>
          </draw:text-box>
        </draw:frame>
        <draw:ellipse draw:style-name="gr11" draw:text-style-name="P2" svg:width="0.4276in" svg:height="0.3752in" svg:x="6.6228in" svg:y="1.6343in">
          <text:p text:style-name="P2">32</text:p>
        </draw:ellipse>
        <draw:frame draw:style-name="gr19" svg:width="0.448in" svg:height="0.2398in" svg:x="7.0264in" svg:y="1.578in">
          <draw:text-box>
            <text:p>1/2</text:p>
          </draw:text-box>
        </draw:frame>
      </draw:g>
      <draw:ellipse text:anchor-type="page" text:anchor-page-number="5" draw:z-index="152" draw:style-name="gr12" draw:text-style-name="P2" svg:width="0.4276in" svg:height="0.3752in" svg:x="1.3063in" svg:y="3.5299in">
        <text:p text:style-name="P2">27</text:p>
      </draw:ellipse>
      <draw:frame text:anchor-type="page" text:anchor-page-number="5" draw:z-index="153" draw:style-name="gr5" svg:width="0.448in" svg:height="0.2398in" svg:x="1.7335in" svg:y="3.3902in">
        <draw:text-box>
          <text:p>2/5</text:p>
        </draw:text-box>
      </draw:frame>
      <draw:ellipse text:anchor-type="page" text:anchor-page-number="5" draw:z-index="154" draw:style-name="gr12" draw:text-style-name="P2" svg:width="0.4276in" svg:height="0.3752in" svg:x="0.8189in" svg:y="3.9965in">
        <text:p text:style-name="P2">13</text:p>
      </draw:ellipse>
      <draw:frame text:anchor-type="page" text:anchor-page-number="5" draw:z-index="155" draw:style-name="gr5" svg:width="0.448in" svg:height="0.2398in" svg:x="1.222in" svg:y="3.9008in">
        <draw:text-box>
          <text:p>1/2</text:p>
        </draw:text-box>
      </draw:frame>
      <draw:ellipse text:anchor-type="page" text:anchor-page-number="5" draw:z-index="156" draw:style-name="gr12" draw:text-style-name="P2" svg:width="0.4276in" svg:height="0.3752in" svg:x="1.7728in" svg:y="3.9965in">
        <text:p text:style-name="P2">32</text:p>
      </draw:ellipse>
      <draw:frame text:anchor-type="page" text:anchor-page-number="5" draw:z-index="157" draw:style-name="gr5" svg:width="0.448in" svg:height="0.2398in" svg:x="2.1764in" svg:y="3.9402in">
        <draw:text-box>
          <text:p>2/3</text:p>
        </draw:text-box>
      </draw:frame>
      <draw:ellipse text:anchor-type="page" text:anchor-page-number="5" draw:z-index="158" draw:style-name="gr12" draw:text-style-name="P2" svg:width="0.4276in" svg:height="0.3752in" svg:x="2.1665in" svg:y="4.3902in">
        <text:p text:style-name="P2">41</text:p>
      </draw:ellipse>
      <draw:frame text:anchor-type="page" text:anchor-page-number="5" draw:z-index="159" draw:style-name="gr5" svg:width="0.448in" svg:height="0.2398in" svg:x="2.5701in" svg:y="4.3339in">
        <draw:text-box>
          <text:p>1/2</text:p>
        </draw:text-box>
      </draw:frame>
      <draw:ellipse text:anchor-type="page" text:anchor-page-number="5" draw:z-index="160" draw:style-name="gr12" draw:text-style-name="P2" svg:width="0.4276in" svg:height="0.3752in" svg:x="6.0228in" svg:y="3.5299in">
        <text:p text:style-name="P2">27</text:p>
      </draw:ellipse>
      <draw:frame text:anchor-type="page" text:anchor-page-number="5" draw:z-index="161" draw:style-name="gr5" svg:width="0.448in" svg:height="0.2398in" svg:x="6.3563in" svg:y="3.3902in">
        <draw:text-box>
          <text:p>1/3</text:p>
        </draw:text-box>
      </draw:frame>
      <draw:ellipse text:anchor-type="page" text:anchor-page-number="5" draw:z-index="162" draw:style-name="gr12" draw:text-style-name="P2" svg:width="0.4276in" svg:height="0.3752in" svg:x="5.4417in" svg:y="3.9965in">
        <text:p text:style-name="P2">13</text:p>
      </draw:ellipse>
      <draw:frame text:anchor-type="page" text:anchor-page-number="5" draw:z-index="163" draw:style-name="gr5" svg:width="0.448in" svg:height="0.2398in" svg:x="5.8453in" svg:y="3.9008in">
        <draw:text-box>
          <text:p>1/2</text:p>
        </draw:text-box>
      </draw:frame>
      <draw:ellipse text:anchor-type="page" text:anchor-page-number="5" draw:z-index="164" draw:style-name="gr12" draw:text-style-name="P2" svg:width="0.4276in" svg:height="0.3752in" svg:x="6.6228in" svg:y="3.9965in">
        <text:p text:style-name="P2">41</text:p>
      </draw:ellipse>
      <draw:frame text:anchor-type="page" text:anchor-page-number="5" draw:z-index="165" draw:style-name="gr5" svg:width="0.448in" svg:height="0.2398in" svg:x="7.0264in" svg:y="3.9402in">
        <draw:text-box>
          <text:p>1/2</text:p>
        </draw:text-box>
      </draw:frame>
      <draw:ellipse text:anchor-type="page" text:anchor-page-number="5" draw:z-index="166" draw:style-name="gr12" draw:text-style-name="P2" svg:width="0.4276in" svg:height="0.3752in" svg:x="7.0165in" svg:y="4.3902in">
        <text:p text:style-name="P2">55</text:p>
      </draw:ellipse>
      <draw:frame text:anchor-type="page" text:anchor-page-number="5" draw:z-index="167" draw:style-name="gr5" svg:width="0.448in" svg:height="0.2398in" svg:x="7.2535in" svg:y="4.1799in">
        <draw:text-box>
          <text:p>1/2</text:p>
        </draw:text-box>
      </draw:frame>
      <draw:ellipse text:anchor-type="page" text:anchor-page-number="5" draw:z-index="168" draw:style-name="gr12" draw:text-style-name="P2" svg:width="0.4276in" svg:height="0.3752in" svg:x="6.2291in" svg:y="4.3902in">
        <text:p text:style-name="P2">32</text:p>
      </draw:ellipse>
      <draw:frame text:anchor-type="page" text:anchor-page-number="5" draw:z-index="169" draw:style-name="gr5" svg:width="0.448in" svg:height="0.2398in" svg:x="6.6327in" svg:y="4.3339in">
        <draw:text-box>
          <text:p>1/2</text:p>
        </draw:text-box>
      </draw:frame>
      <draw:ellipse text:anchor-type="page" text:anchor-page-number="5" draw:z-index="170" draw:style-name="gr12" draw:text-style-name="P2" svg:width="0.4276in" svg:height="0.3752in" svg:x="1.598in" svg:y="5.1047in">
        <text:p text:style-name="P2">27</text:p>
      </draw:ellipse>
      <draw:frame text:anchor-type="page" text:anchor-page-number="5" draw:z-index="171" draw:style-name="gr5" svg:width="0.448in" svg:height="0.2398in" svg:x="2.0252in" svg:y="4.9654in">
        <draw:text-box>
          <text:p>2/7 !</text:p>
        </draw:text-box>
      </draw:frame>
      <draw:ellipse text:anchor-type="page" text:anchor-page-number="5" draw:z-index="172" draw:style-name="gr12" draw:text-style-name="P2" svg:width="0.4276in" svg:height="0.3752in" svg:x="1.1102in" svg:y="5.5717in">
        <text:p text:style-name="P2">13</text:p>
      </draw:ellipse>
      <draw:frame text:anchor-type="page" text:anchor-page-number="5" draw:z-index="173" draw:style-name="gr5" svg:width="0.448in" svg:height="0.2398in" svg:x="1.5138in" svg:y="5.4756in">
        <draw:text-box>
          <text:p>1/2</text:p>
        </draw:text-box>
      </draw:frame>
      <draw:ellipse text:anchor-type="page" text:anchor-page-number="5" draw:z-index="174" draw:style-name="gr12" draw:text-style-name="P2" svg:width="0.4276in" svg:height="0.3752in" svg:x="2.1252in" svg:y="5.5945in">
        <text:p text:style-name="P2">41</text:p>
      </draw:ellipse>
      <draw:frame text:anchor-type="page" text:anchor-page-number="5" draw:z-index="175" draw:style-name="gr5" svg:width="0.448in" svg:height="0.2398in" svg:x="2.5283in" svg:y="5.5382in">
        <draw:text-box>
          <text:p>1/3</text:p>
        </draw:text-box>
      </draw:frame>
      <draw:ellipse text:anchor-type="page" text:anchor-page-number="5" draw:z-index="176" draw:style-name="gr12" draw:text-style-name="P2" svg:width="0.4276in" svg:height="0.3752in" svg:x="2.5189in" svg:y="5.9882in">
        <text:p text:style-name="P2">55</text:p>
      </draw:ellipse>
      <draw:frame text:anchor-type="page" text:anchor-page-number="5" draw:z-index="177" draw:style-name="gr5" svg:width="0.448in" svg:height="0.2398in" svg:x="2.922in" svg:y="5.9319in">
        <draw:text-box>
          <text:p>2/3</text:p>
        </draw:text-box>
      </draw:frame>
      <draw:ellipse text:anchor-type="page" text:anchor-page-number="5" draw:z-index="178" draw:style-name="gr12" draw:text-style-name="P2" svg:width="0.4276in" svg:height="0.3752in" svg:x="1.7311in" svg:y="5.9882in">
        <text:p text:style-name="P2">32</text:p>
      </draw:ellipse>
      <draw:ellipse text:anchor-type="page" text:anchor-page-number="5" draw:z-index="179" draw:style-name="gr12" draw:text-style-name="P2" svg:width="0.4276in" svg:height="0.3752in" svg:x="2.9126in" svg:y="6.3819in">
        <text:p text:style-name="P2">86</text:p>
      </draw:ellipse>
      <draw:frame text:anchor-type="page" text:anchor-page-number="5" draw:z-index="180" draw:style-name="gr5" svg:width="0.448in" svg:height="0.2398in" svg:x="3.4827in" svg:y="6.3028in">
        <draw:text-box>
          <text:p>1/2</text:p>
        </draw:text-box>
      </draw:frame>
      <draw:ellipse text:anchor-type="page" text:anchor-page-number="5" draw:z-index="181" draw:style-name="gr12" draw:text-style-name="P2" svg:width="0.4276in" svg:height="0.3752in" svg:x="5.1417in" svg:y="5.1047in">
        <text:p text:style-name="P2">41</text:p>
      </draw:ellipse>
      <draw:frame text:anchor-type="page" text:anchor-page-number="5" draw:z-index="182" draw:style-name="gr5" svg:width="0.448in" svg:height="0.2398in" svg:x="5.5689in" svg:y="4.9654in">
        <draw:text-box>
          <text:p>4/7</text:p>
        </draw:text-box>
      </draw:frame>
      <draw:ellipse text:anchor-type="page" text:anchor-page-number="5" draw:z-index="183" draw:style-name="gr12" draw:text-style-name="P2" svg:width="0.4276in" svg:height="0.3752in" svg:x="4.6543in" svg:y="5.5717in">
        <text:p text:style-name="P2">27</text:p>
      </draw:ellipse>
      <draw:frame text:anchor-type="page" text:anchor-page-number="5" draw:z-index="184" draw:style-name="gr5" svg:width="0.448in" svg:height="0.2398in" svg:x="5.0575in" svg:y="5.4756in">
        <draw:text-box>
          <text:p>1/2</text:p>
        </draw:text-box>
      </draw:frame>
      <draw:ellipse text:anchor-type="page" text:anchor-page-number="5" draw:z-index="185" draw:style-name="gr12" draw:text-style-name="P2" svg:width="0.4276in" svg:height="0.3752in" svg:x="5.8354in" svg:y="5.5717in">
        <text:p text:style-name="P2">55</text:p>
      </draw:ellipse>
      <draw:frame text:anchor-type="page" text:anchor-page-number="5" draw:z-index="186" draw:style-name="gr5" svg:width="0.448in" svg:height="0.2398in" svg:x="6.239in" svg:y="5.5154in">
        <draw:text-box>
          <text:p>2/3</text:p>
        </draw:text-box>
      </draw:frame>
      <draw:ellipse text:anchor-type="page" text:anchor-page-number="5" draw:z-index="187" draw:style-name="gr12" draw:text-style-name="P2" svg:width="0.4276in" svg:height="0.3752in" svg:x="5.048in" svg:y="5.9654in">
        <text:p text:style-name="P2">32</text:p>
      </draw:ellipse>
      <draw:frame text:anchor-type="page" text:anchor-page-number="5" draw:z-index="188" draw:style-name="gr5" svg:width="0.448in" svg:height="0.2398in" svg:x="5.4516in" svg:y="5.9091in">
        <draw:text-box>
          <text:p>1/2</text:p>
        </draw:text-box>
      </draw:frame>
      <draw:ellipse text:anchor-type="page" text:anchor-page-number="5" draw:z-index="189" draw:style-name="gr12" draw:text-style-name="P2" svg:width="0.4276in" svg:height="0.3752in" svg:x="4.2602in" svg:y="5.9654in">
        <text:p text:style-name="P2">13</text:p>
      </draw:ellipse>
      <draw:frame text:anchor-type="page" text:anchor-page-number="5" draw:z-index="190" draw:style-name="gr5" svg:width="0.448in" svg:height="0.2398in" svg:x="4.6638in" svg:y="5.9091in">
        <draw:text-box>
          <text:p>1/2</text:p>
        </draw:text-box>
      </draw:frame>
      <draw:ellipse text:anchor-type="page" text:anchor-page-number="5" draw:z-index="191" draw:style-name="gr12" draw:text-style-name="P2" svg:width="0.4276in" svg:height="0.3752in" svg:x="6.6228in" svg:y="5.9654in">
        <text:p text:style-name="P2">86</text:p>
      </draw:ellipse>
      <draw:frame text:anchor-type="page" text:anchor-page-number="5" draw:z-index="192" draw:style-name="gr5" svg:width="0.448in" svg:height="0.2398in" svg:x="7.0264in" svg:y="5.9091in">
        <draw:text-box>
          <text:p>1/2</text:p>
        </draw:text-box>
      </draw:frame>
      <draw:ellipse text:anchor-type="page" text:anchor-page-number="5" draw:z-index="193" draw:style-name="gr12" draw:text-style-name="P2" svg:width="0.4276in" svg:height="0.3752in" svg:x="1.9917in" svg:y="7.0736in">
        <text:p text:style-name="P2">41</text:p>
      </draw:ellipse>
      <draw:frame text:anchor-type="page" text:anchor-page-number="5" draw:z-index="194" draw:style-name="gr5" svg:width="0.448in" svg:height="0.2398in" svg:x="2.4189in" svg:y="6.9339in">
        <draw:text-box>
          <text:p>1/2</text:p>
        </draw:text-box>
      </draw:frame>
      <draw:ellipse text:anchor-type="page" text:anchor-page-number="5" draw:z-index="195" draw:style-name="gr12" draw:text-style-name="P2" svg:width="0.4276in" svg:height="0.3752in" svg:x="1.5043in" svg:y="7.5402in">
        <text:p text:style-name="P2">27</text:p>
      </draw:ellipse>
      <draw:frame text:anchor-type="page" text:anchor-page-number="5" draw:z-index="196" draw:style-name="gr5" svg:width="0.448in" svg:height="0.2398in" svg:x="1.9075in" svg:y="7.4445in">
        <draw:text-box>
          <text:p>1/2</text:p>
        </draw:text-box>
      </draw:frame>
      <draw:ellipse text:anchor-type="page" text:anchor-page-number="5" draw:z-index="197" draw:style-name="gr12" draw:text-style-name="P2" svg:width="0.4276in" svg:height="0.3752in" svg:x="2.6854in" svg:y="7.5402in">
        <text:p text:style-name="P2">55</text:p>
      </draw:ellipse>
      <draw:frame text:anchor-type="page" text:anchor-page-number="5" draw:z-index="198" draw:style-name="gr5" svg:width="0.448in" svg:height="0.2398in" svg:x="3.089in" svg:y="7.4839in">
        <draw:text-box>
          <text:p>1/4 !</text:p>
        </draw:text-box>
      </draw:frame>
      <draw:ellipse text:anchor-type="page" text:anchor-page-number="5" draw:z-index="199" draw:style-name="gr12" draw:text-style-name="P2" svg:width="0.4276in" svg:height="0.3752in" svg:x="1.898in" svg:y="7.9339in">
        <text:p text:style-name="P2">32</text:p>
      </draw:ellipse>
      <draw:frame text:anchor-type="page" text:anchor-page-number="5" draw:z-index="200" draw:style-name="gr5" svg:width="0.448in" svg:height="0.2398in" svg:x="2.3016in" svg:y="7.878in">
        <draw:text-box>
          <text:p>1/2</text:p>
        </draw:text-box>
      </draw:frame>
      <draw:ellipse text:anchor-type="page" text:anchor-page-number="5" draw:z-index="201" draw:style-name="gr12" draw:text-style-name="P2" svg:width="0.4276in" svg:height="0.3752in" svg:x="1.1102in" svg:y="7.9339in">
        <text:p text:style-name="P2">13</text:p>
      </draw:ellipse>
      <draw:ellipse text:anchor-type="page" text:anchor-page-number="5" draw:z-index="202" draw:style-name="gr12" draw:text-style-name="P2" svg:width="0.4276in" svg:height="0.3752in" svg:x="3.4728in" svg:y="7.9339in">
        <text:p text:style-name="P2">86</text:p>
      </draw:ellipse>
      <draw:frame text:anchor-type="page" text:anchor-page-number="5" draw:z-index="203" draw:style-name="gr5" svg:width="0.448in" svg:height="0.2398in" svg:x="3.8764in" svg:y="7.878in">
        <draw:text-box>
          <text:p>2/3</text:p>
        </draw:text-box>
      </draw:frame>
      <draw:ellipse text:anchor-type="page" text:anchor-page-number="5" draw:z-index="204" draw:style-name="gr12" draw:text-style-name="P2" svg:width="0.4276in" svg:height="0.3752in" svg:x="3.0791in" svg:y="8.328in">
        <text:p text:style-name="P2">72</text:p>
      </draw:ellipse>
      <draw:frame text:anchor-type="page" text:anchor-page-number="5" draw:z-index="205" draw:style-name="gr5" svg:width="0.448in" svg:height="0.2398in" svg:x="3.4827in" svg:y="8.2717in">
        <draw:text-box>
          <text:p>1/2</text:p>
        </draw:text-box>
      </draw:frame>
      <draw:ellipse text:anchor-type="page" text:anchor-page-number="5" draw:z-index="206" draw:style-name="gr12" draw:text-style-name="P2" svg:width="0.4276in" svg:height="0.3752in" svg:x="5.5354in" svg:y="7.0736in">
        <text:p text:style-name="P2">41</text:p>
      </draw:ellipse>
      <draw:frame text:anchor-type="page" text:anchor-page-number="5" draw:z-index="207" draw:style-name="gr5" svg:width="0.448in" svg:height="0.2398in" svg:x="5.9626in" svg:y="6.9339in">
        <draw:text-box>
          <text:p>1/2</text:p>
        </draw:text-box>
      </draw:frame>
      <draw:ellipse text:anchor-type="page" text:anchor-page-number="5" draw:z-index="208" draw:style-name="gr12" draw:text-style-name="P2" svg:width="0.4276in" svg:height="0.3752in" svg:x="5.048in" svg:y="7.5402in">
        <text:p text:style-name="P2">27</text:p>
      </draw:ellipse>
      <draw:frame text:anchor-type="page" text:anchor-page-number="5" draw:z-index="209" draw:style-name="gr5" svg:width="0.448in" svg:height="0.2398in" svg:x="5.4516in" svg:y="7.4445in">
        <draw:text-box>
          <text:p>1/2</text:p>
        </draw:text-box>
      </draw:frame>
      <draw:ellipse text:anchor-type="page" text:anchor-page-number="5" draw:z-index="210" draw:style-name="gr12" draw:text-style-name="P2" svg:width="0.4276in" svg:height="0.3752in" svg:x="6.6228in" svg:y="7.5402in">
        <text:p text:style-name="P2">72</text:p>
      </draw:ellipse>
      <draw:frame text:anchor-type="page" text:anchor-page-number="5" draw:z-index="211" draw:style-name="gr5" svg:width="0.448in" svg:height="0.2398in" svg:x="7.0264in" svg:y="7.4839in">
        <draw:text-box>
          <text:p>1/2</text:p>
        </draw:text-box>
      </draw:frame>
      <draw:ellipse text:anchor-type="page" text:anchor-page-number="5" draw:z-index="212" draw:style-name="gr12" draw:text-style-name="P2" svg:width="0.4276in" svg:height="0.3752in" svg:x="5.4417in" svg:y="7.9339in">
        <text:p text:style-name="P2">32</text:p>
      </draw:ellipse>
      <draw:frame text:anchor-type="page" text:anchor-page-number="5" draw:z-index="213" draw:style-name="gr5" svg:width="0.448in" svg:height="0.2398in" svg:x="5.8453in" svg:y="7.878in">
        <draw:text-box>
          <text:p>1/2</text:p>
        </draw:text-box>
      </draw:frame>
      <draw:ellipse text:anchor-type="page" text:anchor-page-number="5" draw:z-index="214" draw:style-name="gr12" draw:text-style-name="P2" svg:width="0.4276in" svg:height="0.3752in" svg:x="4.6543in" svg:y="7.9339in">
        <text:p text:style-name="P2">13</text:p>
      </draw:ellipse>
      <draw:frame text:anchor-type="page" text:anchor-page-number="5" draw:z-index="215" draw:style-name="gr5" svg:width="0.448in" svg:height="0.2398in" svg:x="5.0575in" svg:y="7.878in">
        <draw:text-box>
          <text:p>1/2</text:p>
        </draw:text-box>
      </draw:frame>
      <draw:ellipse text:anchor-type="page" text:anchor-page-number="5" draw:z-index="216" draw:style-name="gr12" draw:text-style-name="P2" svg:width="0.4276in" svg:height="0.3752in" svg:x="7.0165in" svg:y="7.9339in">
        <text:p text:style-name="P2">86</text:p>
      </draw:ellipse>
      <draw:frame text:anchor-type="page" text:anchor-page-number="5" draw:z-index="217" draw:style-name="gr5" svg:width="0.448in" svg:height="0.2398in" svg:x="7.1909in" svg:y="7.7634in">
        <draw:text-box>
          <text:p>1/2</text:p>
        </draw:text-box>
      </draw:frame>
      <draw:ellipse text:anchor-type="page" text:anchor-page-number="5" draw:z-index="218" draw:style-name="gr12" draw:text-style-name="P2" svg:width="0.4276in" svg:height="0.3752in" svg:x="6.2291in" svg:y="7.9339in">
        <text:p text:style-name="P2">55</text:p>
      </draw:ellipse>
      <draw:frame text:anchor-type="page" text:anchor-page-number="5" draw:z-index="219" draw:style-name="gr5" svg:width="0.448in" svg:height="0.2398in" svg:x="3.8764in" svg:y="9.8465in">
        <draw:text-box>
          <text:p>1/2</text:p>
        </draw:text-box>
      </draw:frame>
      <draw:ellipse text:anchor-type="page" text:anchor-page-number="5" draw:z-index="221" draw:style-name="gr12" draw:text-style-name="P2" svg:width="0.4276in" svg:height="0.3752in" svg:x="3.1728in" svg:y="3.1362in">
        <text:p text:style-name="P2">27</text:p>
      </draw:ellipse>
      <draw:frame text:anchor-type="page" text:anchor-page-number="5" draw:z-index="222" draw:style-name="gr5" svg:width="0.448in" svg:height="0.2398in" svg:x="3.6in" svg:y="2.9965in">
        <draw:text-box>
          <text:p>1/3</text:p>
        </draw:text-box>
      </draw:frame>
      <draw:ellipse text:anchor-type="page" text:anchor-page-number="5" draw:z-index="223" draw:style-name="gr12" draw:text-style-name="P2" svg:width="0.4276in" svg:height="0.3752in" svg:x="2.6854in" svg:y="3.6028in">
        <text:p text:style-name="P2">13</text:p>
      </draw:ellipse>
      <draw:frame text:anchor-type="page" text:anchor-page-number="5" draw:z-index="224" draw:style-name="gr5" svg:width="0.448in" svg:height="0.2398in" svg:x="3.089in" svg:y="3.5071in">
        <draw:text-box>
          <text:p>1/2</text:p>
        </draw:text-box>
      </draw:frame>
      <draw:ellipse text:anchor-type="page" text:anchor-page-number="5" draw:z-index="225" draw:style-name="gr12" draw:text-style-name="P2" svg:width="0.4276in" svg:height="0.3752in" svg:x="3.5563in" svg:y="3.5508in">
        <text:p text:style-name="P2">32</text:p>
      </draw:ellipse>
      <draw:frame text:anchor-type="page" text:anchor-page-number="5" draw:z-index="226" draw:style-name="gr5" svg:width="0.448in" svg:height="0.2398in" svg:x="3.9598in" svg:y="3.4945in">
        <draw:text-box>
          <text:p>1/4 !</text:p>
        </draw:text-box>
      </draw:frame>
      <draw:ellipse text:anchor-type="page" text:anchor-page-number="5" draw:z-index="227" draw:style-name="gr12" draw:text-style-name="P2" svg:width="0.4276in" svg:height="0.3752in" svg:x="4.4272in" svg:y="4.3902in">
        <text:p text:style-name="P2">55</text:p>
      </draw:ellipse>
      <draw:frame text:anchor-type="page" text:anchor-page-number="5" draw:z-index="228" draw:style-name="gr5" svg:width="0.448in" svg:height="0.2398in" svg:x="4.8307in" svg:y="4.3339in">
        <draw:text-box>
          <text:p>1/2</text:p>
        </draw:text-box>
      </draw:frame>
      <draw:ellipse text:anchor-type="page" text:anchor-page-number="5" draw:z-index="229" draw:style-name="gr12" draw:text-style-name="P2" svg:width="0.4276in" svg:height="0.3752in" svg:x="3.9917in" svg:y="3.9965in">
        <text:p text:style-name="P2">41</text:p>
      </draw:ellipse>
      <draw:frame text:anchor-type="page" text:anchor-page-number="5" draw:z-index="230" draw:style-name="gr5" svg:width="0.448in" svg:height="0.2398in" svg:x="4.3953in" svg:y="3.9402in">
        <draw:text-box>
          <text:p>1/3</text:p>
        </draw:text-box>
      </draw:frame>
      <draw:ellipse text:anchor-type="page" text:anchor-page-number="5" draw:z-index="233" draw:style-name="gr12" draw:text-style-name="P2" svg:width="0.4276in" svg:height="0.3752in" svg:x="5.5354in" svg:y="9.0425in">
        <text:p text:style-name="P2">41</text:p>
      </draw:ellipse>
      <draw:frame text:anchor-type="page" text:anchor-page-number="5" draw:z-index="234" draw:style-name="gr5" svg:width="0.448in" svg:height="0.2398in" svg:x="5.9626in" svg:y="8.9028in">
        <draw:text-box>
          <text:p>4/9</text:p>
        </draw:text-box>
      </draw:frame>
      <draw:ellipse text:anchor-type="page" text:anchor-page-number="5" draw:z-index="235" draw:style-name="gr12" draw:text-style-name="P2" svg:width="0.4276in" svg:height="0.3752in" svg:x="5.048in" svg:y="9.5091in">
        <text:p text:style-name="P2">27</text:p>
      </draw:ellipse>
      <draw:frame text:anchor-type="page" text:anchor-page-number="5" draw:z-index="236" draw:style-name="gr5" svg:width="0.448in" svg:height="0.2398in" svg:x="5.4516in" svg:y="9.4134in">
        <draw:text-box>
          <text:p>1/2</text:p>
        </draw:text-box>
      </draw:frame>
      <draw:ellipse text:anchor-type="page" text:anchor-page-number="5" draw:z-index="237" draw:style-name="gr12" draw:text-style-name="P2" svg:width="0.4276in" svg:height="0.3752in" svg:x="6.6228in" svg:y="9.5091in">
        <text:p text:style-name="P2">72</text:p>
      </draw:ellipse>
      <draw:frame text:anchor-type="page" text:anchor-page-number="5" draw:z-index="238" draw:style-name="gr5" svg:width="0.448in" svg:height="0.2398in" svg:x="7.0264in" svg:y="9.4528in">
        <draw:text-box>
          <text:p>3/5</text:p>
        </draw:text-box>
      </draw:frame>
      <draw:ellipse text:anchor-type="page" text:anchor-page-number="5" draw:z-index="239" draw:style-name="gr12" draw:text-style-name="P2" svg:width="0.4276in" svg:height="0.3752in" svg:x="5.4417in" svg:y="9.9028in">
        <text:p text:style-name="P2">32</text:p>
      </draw:ellipse>
      <draw:frame text:anchor-type="page" text:anchor-page-number="5" draw:z-index="240" draw:style-name="gr5" svg:width="0.448in" svg:height="0.2398in" svg:x="5.8453in" svg:y="9.8465in">
        <draw:text-box>
          <text:p>1/2</text:p>
        </draw:text-box>
      </draw:frame>
      <draw:ellipse text:anchor-type="page" text:anchor-page-number="5" draw:z-index="241" draw:style-name="gr12" draw:text-style-name="P2" svg:width="0.4276in" svg:height="0.3752in" svg:x="4.6543in" svg:y="9.9028in">
        <text:p text:style-name="P2">13</text:p>
      </draw:ellipse>
      <draw:frame text:anchor-type="page" text:anchor-page-number="5" draw:z-index="242" draw:style-name="gr5" svg:width="0.448in" svg:height="0.2398in" svg:x="5.0575in" svg:y="9.8465in">
        <draw:text-box>
          <text:p>1/2</text:p>
        </draw:text-box>
      </draw:frame>
      <draw:ellipse text:anchor-type="page" text:anchor-page-number="5" draw:z-index="243" draw:style-name="gr12" draw:text-style-name="P2" svg:width="0.4276in" svg:height="0.3752in" svg:x="7.0165in" svg:y="9.9028in">
        <text:p text:style-name="P2">86</text:p>
      </draw:ellipse>
      <draw:frame text:anchor-type="page" text:anchor-page-number="5" draw:z-index="244" draw:style-name="gr5" svg:width="0.448in" svg:height="0.2398in" svg:x="7.1909in" svg:y="9.7008in">
        <draw:text-box>
          <text:p>1/2</text:p>
        </draw:text-box>
      </draw:frame>
      <draw:ellipse text:anchor-type="page" text:anchor-page-number="5" draw:z-index="245" draw:style-name="gr12" draw:text-style-name="P2" svg:width="0.4276in" svg:height="0.3752in" svg:x="6.2291in" svg:y="9.9028in">
        <text:p text:style-name="P2">55</text:p>
      </draw:ellipse>
      <draw:frame text:anchor-type="page" text:anchor-page-number="5" draw:z-index="246" draw:style-name="gr5" svg:width="0.448in" svg:height="0.2398in" svg:x="6.6327in" svg:y="9.8465in">
        <draw:text-box>
          <text:p>1/3</text:p>
        </draw:text-box>
      </draw:frame>
      <draw:ellipse text:anchor-type="page" text:anchor-page-number="5" draw:z-index="248" draw:style-name="gr12" draw:text-style-name="P2" svg:width="0.4276in" svg:height="0.3752in" svg:x="6.6228in" svg:y="10.4528in">
        <text:p text:style-name="P2">69</text:p>
      </draw:ellipse>
      <draw:frame text:anchor-type="page" text:anchor-page-number="5" draw:z-index="249" draw:style-name="gr5" svg:width="0.448in" svg:height="0.2398in" svg:x="7.0264in" svg:y="10.3965in">
        <draw:text-box>
          <text:p>1/2</text:p>
        </draw:text-box>
      </draw:frame>
      <draw:frame text:anchor-type="page" text:anchor-page-number="6" draw:z-index="268" draw:style-name="gr5" svg:width="0.448in" svg:height="0.2398in" svg:x="3.7929in" svg:y="1.7425in">
        <draw:text-box>
          <text:p>1/2</text:p>
        </draw:text-box>
      </draw:frame>
      <text:p text:style-name="Standard"><draw:ellipse text:anchor-type="paragraph" draw:z-index="45" draw:style-name="gr8" draw:text-style-name="P2" svg:width="0.4276in" svg:height="0.3752in" svg:x="0.7055in" svg:y="0.5764in"><text:p text:style-name="P2">32</text:p></draw:ellipse>Aufgabe 1a)</text:p>
      <text:p text:style-name="Standard"/>
      <text:p text:style-name="Standard"/>
      <text:p text:style-name="Standard"/>
      <text:p text:style-name="Standard"><draw:g text:anchor-type="paragraph" draw:z-index="47" draw:style-name="gr9"><draw:line draw:style-name="gr10" draw:text-style-name="P2" svg:x1="5.1535in" svg:y1="0.2571in" svg:x2="4.9764in" svg:y2="0.0799in"><text:p/></draw:line><draw:line draw:style-name="gr10" draw:text-style-name="P2" svg:x1="4.5591in" svg:y1="0.2472in" svg:x2="4.778in" svg:y2="0.0283in"><text:p/></draw:line><draw:ellipse draw:style-name="gr11" draw:text-style-name="P2" svg:width="0.4276in" svg:height="0.3752in" svg:x="5.0701in" svg:y="0.1744in"><text:p text:style-name="P2">32</text:p></draw:ellipse><draw:ellipse draw:style-name="gr11" draw:text-style-name="P2" svg:width="0.4276in" svg:height="0.3752in" svg:x="4.6429in" svg:y="-0.2008in"><text:p text:style-name="P2">27</text:p></draw:ellipse><draw:ellipse draw:style-name="gr11" draw:text-style-name="P2" svg:width="0.4276in" svg:height="0.3752in" svg:x="4.2492in" svg:y="0.1929in"><text:p text:style-name="P2">13</text:p></draw:ellipse></draw:g><draw:g text:anchor-type="paragraph" draw:z-index="46" draw:style-name="gr9"><draw:line draw:style-name="gr10" draw:text-style-name="P2" svg:x1="2.6327in" svg:y1="0.2571in" svg:x2="2.789in" svg:y2="0.1008in"><text:p/></draw:line><draw:ellipse draw:style-name="gr11" draw:text-style-name="P2" svg:width="0.4276in" svg:height="0.3752in" svg:x="2.6744in" svg:y="-0.2008in"><text:p text:style-name="P2">32</text:p></draw:ellipse><draw:ellipse draw:style-name="gr11" draw:text-style-name="P2" svg:width="0.4276in" svg:height="0.3752in" svg:x="2.2807in" svg:y="0.1929in"><text:p text:style-name="P2">27</text:p></draw:ellipse></draw:g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g text:anchor-type="paragraph" draw:z-index="49" draw:style-name="gr9"><draw:line draw:style-name="gr10" draw:text-style-name="P2" svg:x1="3.5705in" svg:y1="0.6697in" svg:x2="2.9661in" svg:y2="0.0654in"><text:p/></draw:line><draw:line draw:style-name="gr10" draw:text-style-name="P2" svg:x1="2.2161in" svg:y1="0.6283in" svg:x2="2.789in" svg:y2="0.1283in"><text:p/></draw:line><draw:ellipse draw:style-name="gr11" draw:text-style-name="P2" svg:width="0.4276in" svg:height="0.3752in" svg:x="2.6638in" svg:y="-0.2008in"><text:p text:style-name="P2">32</text:p></draw:ellipse><draw:ellipse draw:style-name="gr11" draw:text-style-name="P2" svg:width="0.4276in" svg:height="0.3752in" svg:x="2.2701in" svg:y="0.1929in"><text:p text:style-name="P2">27</text:p></draw:ellipse><draw:ellipse draw:style-name="gr11" draw:text-style-name="P2" svg:width="0.4276in" svg:height="0.3752in" svg:x="1.8764in" svg:y="0.5866in"><text:p text:style-name="P2">13</text:p></draw:ellipse><draw:ellipse draw:style-name="gr11" draw:text-style-name="P2" svg:width="0.4276in" svg:height="0.3752in" svg:x="3.0575in" svg:y="0.1929in"><text:p text:style-name="P2">41</text:p></draw:ellipse><draw:ellipse draw:style-name="gr11" draw:text-style-name="P2" svg:width="0.4276in" svg:height="0.3752in" svg:x="3.4516in" svg:y="0.5866in"><text:p text:style-name="P2">55</text:p></draw:ellipse></draw:g><draw:g text:anchor-type="paragraph" draw:z-index="48" draw:style-name="gr9"><draw:line draw:style-name="gr10" draw:text-style-name="P2" svg:x1="0.3516in" svg:y1="0.2429in" svg:x2="0.5181in" svg:y2="0.0866in"><text:p/></draw:line><draw:line draw:style-name="gr10" draw:text-style-name="P2" svg:x1="1.289in" svg:y1="0.6382in" svg:x2="0.7161in" svg:y2="0.0654in"><text:p/></draw:line><draw:ellipse draw:style-name="gr11" draw:text-style-name="P2" svg:width="0.4276in" svg:height="0.3752in" svg:x="0.4264in" svg:y="-0.2154in"><text:p text:style-name="P2">27</text:p></draw:ellipse><draw:ellipse draw:style-name="gr11" draw:text-style-name="P2" svg:width="0.4276in" svg:height="0.3752in" svg:x="0.0327in" svg:y="0.1783in"><text:p text:style-name="P2">13</text:p></draw:ellipse><draw:ellipse draw:style-name="gr11" draw:text-style-name="P2" svg:width="0.4276in" svg:height="0.3752in" svg:x="1.2138in" svg:y="0.572in"><text:p text:style-name="P2">41</text:p></draw:ellipse><draw:ellipse draw:style-name="gr11" draw:text-style-name="P2" svg:width="0.4276in" svg:height="0.3752in" svg:x="0.8201in" svg:y="0.1783in"><text:p text:style-name="P2">32</text:p></draw:ellipse></draw:g></text:p>
      <text:p text:style-name="Standard"><draw:g text:anchor-type="paragraph" draw:z-index="50" draw:style-name="gr9"><draw:line draw:style-name="gr10" draw:text-style-name="P2" svg:x1="4.9661in" svg:y1="0.5827in" svg:x2="4.539in" svg:y2="0.1555in"><text:p/></draw:line><draw:line draw:style-name="gr10" draw:text-style-name="P2" svg:x1="5.6224in" svg:y1="0.4673in" svg:x2="5.039in" svg:y2="-0.1264in"><text:p/></draw:line><draw:line draw:style-name="gr10" draw:text-style-name="P2" svg:x1="4.2472in" svg:y1="0.4681in" svg:x2="4.8516in" svg:y2="-0.1362in"><text:p/></draw:line><draw:ellipse draw:style-name="gr11" draw:text-style-name="P2" svg:width="0.4276in" svg:height="0.3752in" svg:x="4.3638in" svg:y="0.0012in"><text:p text:style-name="P2">27</text:p></draw:ellipse><draw:ellipse draw:style-name="gr11" draw:text-style-name="P2" svg:width="0.4276in" svg:height="0.3752in" svg:x="4.7575in" svg:y="0.3949in"><text:p text:style-name="P2">32</text:p></draw:ellipse><draw:ellipse draw:style-name="gr11" draw:text-style-name="P2" svg:width="0.4276in" svg:height="0.3752in" svg:x="3.9701in" svg:y="0.3949in"><text:p text:style-name="P2">13</text:p></draw:ellipse><draw:ellipse draw:style-name="gr11" draw:text-style-name="P2" svg:width="0.4276in" svg:height="0.3752in" svg:x="4.7575in" svg:y="-0.3925in"><text:p text:style-name="P2">41</text:p></draw:ellipse><draw:ellipse draw:style-name="gr11" draw:text-style-name="P2" svg:width="0.4276in" svg:height="0.3752in" svg:x="5.1512in" svg:y="0.0012in"><text:p text:style-name="P2">55</text:p></draw:ellipse><draw:ellipse draw:style-name="gr11" draw:text-style-name="P2" svg:width="0.4276in" svg:height="0.3752in" svg:x="5.5453in" svg:y="0.3949in"><text:p text:style-name="P2">86</text:p></draw:ellipse></draw:g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g text:anchor-type="paragraph" draw:z-index="51" draw:style-name="gr9"><draw:line draw:style-name="gr10" draw:text-style-name="P2" svg:x1="0.2472in" svg:y1="0.4846in" svg:x2="0.6744in" svg:y2="0.0055in"><text:p/></draw:line><draw:line draw:style-name="gr10" draw:text-style-name="P2" svg:x1="1.4346in" svg:y1="-0.3382in" svg:x2="0.6744in" svg:y2="0.0055in"><text:p/></draw:line><draw:line draw:style-name="gr10" draw:text-style-name="P2" svg:x1="2.6012in" svg:y1="0.4638in" svg:x2="2.2055in" svg:y2="0.0681in"><text:p/></draw:line><draw:line draw:style-name="gr10" draw:text-style-name="P2" svg:x1="1.8307in" svg:y1="0.4744in" svg:x2="2.2059in" svg:y2="0.0681in"><text:p/></draw:line><draw:line draw:style-name="gr10" draw:text-style-name="P2" svg:x1="0.987in" svg:y1="0.474in" svg:x2="0.6744in" svg:y2="0.0783in"><text:p/></draw:line><draw:line draw:style-name="gr10" draw:text-style-name="P2" svg:x1="2.2055in" svg:y1="0.0681in" svg:x2="1.4346in" svg:y2="-0.3382in"><text:p/></draw:line><draw:ellipse draw:style-name="gr11" draw:text-style-name="P2" svg:width="0.4276in" svg:height="0.3752in" svg:x="0.4264in" svg:y="-0.1382in"><text:p text:style-name="P2">27</text:p></draw:ellipse><draw:ellipse draw:style-name="gr11" draw:text-style-name="P2" svg:width="0.4276in" svg:height="0.3752in" svg:x="0.8201in" svg:y="0.2555in"><text:p text:style-name="P2">32</text:p></draw:ellipse><draw:ellipse draw:style-name="gr11" draw:text-style-name="P2" svg:width="0.4276in" svg:height="0.3752in" svg:x="0.0327in" svg:y="0.2555in"><text:p text:style-name="P2">13</text:p></draw:ellipse><draw:ellipse draw:style-name="gr11" draw:text-style-name="P2" svg:width="0.4276in" svg:height="0.3752in" svg:x="1.2138in" svg:y="-0.5319in"><text:p text:style-name="P2">41</text:p></draw:ellipse><draw:ellipse draw:style-name="gr11" draw:text-style-name="P2" svg:width="0.4276in" svg:height="0.3752in" svg:x="1.6079in" svg:y="0.2555in"><text:p text:style-name="P2">55</text:p></draw:ellipse><draw:ellipse draw:style-name="gr11" draw:text-style-name="P2" svg:width="0.4276in" svg:height="0.3752in" svg:x="2.3953in" svg:y="0.2555in"><text:p text:style-name="P2">86</text:p></draw:ellipse><draw:ellipse draw:style-name="gr11" draw:text-style-name="P2" svg:width="0.4276in" svg:height="0.3752in" svg:x="2.0016in" svg:y="-0.1382in"><text:p text:style-name="P2">72</text:p></draw:ellipse></draw:g><draw:g text:anchor-type="paragraph" draw:z-index="52" draw:style-name="gr9"><draw:line draw:style-name="gr10" draw:text-style-name="P2" svg:x1="3.4555in" svg:y1="0.4228in" svg:x2="3.7992in" svg:y2="0.0791in"><text:p/></draw:line><draw:line draw:style-name="gr10" draw:text-style-name="P2" svg:x1="4.1846in" svg:y1="0.4744in" svg:x2="3.7992in" svg:y2="0.089in"><text:p/></draw:line><draw:line draw:style-name="gr10" draw:text-style-name="P2" svg:x1="4.9555in" svg:y1="0.422in" svg:x2="5.3512in" svg:y2="0.0264in"><text:p/></draw:line><draw:line draw:style-name="gr10" draw:text-style-name="P2" svg:x1="5.7161in" svg:y1="0.4646in" svg:x2="5.3516in" svg:y2="0.1in"><text:p/></draw:line><draw:line draw:style-name="gr10" draw:text-style-name="P2" svg:x1="5.3929in" svg:y1="0.8811in" svg:x2="4.9346in" svg:y2="0.4228in"><text:p/></draw:line><draw:line draw:style-name="gr10" draw:text-style-name="P2" svg:x1="5.3516in" svg:y1="0.0992in" svg:x2="4.5807in" svg:y2="-0.3173in"><text:p/></draw:line><draw:line draw:style-name="gr10" draw:text-style-name="P2" svg:x1="3.7992in" svg:y1="0.0783in" svg:x2="4.5803in" svg:y2="-0.3173in"><text:p/></draw:line><draw:ellipse draw:style-name="gr11" draw:text-style-name="P2" svg:width="0.4276in" svg:height="0.3752in" svg:x="3.5764in" svg:y="-0.1319in"><text:p text:style-name="P2">27</text:p></draw:ellipse><draw:ellipse draw:style-name="gr11" draw:text-style-name="P2" svg:width="0.4276in" svg:height="0.3752in" svg:x="3.9701in" svg:y="0.2618in"><text:p text:style-name="P2">32</text:p></draw:ellipse><draw:ellipse draw:style-name="gr11" draw:text-style-name="P2" svg:width="0.4276in" svg:height="0.3752in" svg:x="3.1827in" svg:y="0.2618in"><text:p text:style-name="P2">13</text:p></draw:ellipse><draw:ellipse draw:style-name="gr11" draw:text-style-name="P2" svg:width="0.4276in" svg:height="0.3752in" svg:x="4.3638in" svg:y="-0.5256in"><text:p text:style-name="P2">41</text:p></draw:ellipse><draw:ellipse draw:style-name="gr11" draw:text-style-name="P2" svg:width="0.4276in" svg:height="0.3752in" svg:x="4.7579in" svg:y="0.2618in"><text:p text:style-name="P2">55</text:p></draw:ellipse><draw:ellipse draw:style-name="gr11" draw:text-style-name="P2" svg:width="0.4276in" svg:height="0.3752in" svg:x="5.5453in" svg:y="0.2618in"><text:p text:style-name="P2">86</text:p></draw:ellipse><draw:ellipse draw:style-name="gr11" draw:text-style-name="P2" svg:width="0.4276in" svg:height="0.3752in" svg:x="5.1516in" svg:y="-0.1319in"><text:p text:style-name="P2">72</text:p></draw:ellipse><draw:ellipse draw:style-name="gr11" draw:text-style-name="P2" svg:width="0.4276in" svg:height="0.3752in" svg:x="5.1516in" svg:y="0.6724in"><text:p text:style-name="P2">69</text:p></draw:ellipse></draw:g></text:p>
      <text:p text:style-name="Standard"/>
      <text:p text:style-name="Standard"/>
      <text:p text:style-name="Standard"/>
      <text:p text:style-name="Standard"><draw:g text:anchor-type="paragraph" draw:z-index="53" draw:style-name="gr9"><draw:line draw:style-name="gr10" draw:text-style-name="P2" svg:x1="0.3055in" svg:y1="1.6035in" svg:x2="0.6492in" svg:y2="1.2598in"><text:p/></draw:line><draw:line draw:style-name="gr10" draw:text-style-name="P2" svg:x1="1.0346in" svg:y1="1.6555in" svg:x2="0.6492in" svg:y2="1.2701in"><text:p/></draw:line><draw:line draw:style-name="gr10" draw:text-style-name="P2" svg:x1="1.8055in" svg:y1="1.6031in" svg:x2="2.2012in" svg:y2="1.2075in"><text:p/></draw:line><draw:line draw:style-name="gr10" draw:text-style-name="P2" svg:x1="2.5661in" svg:y1="1.6453in" svg:x2="2.2016in" svg:y2="1.2807in"><text:p/></draw:line><draw:line draw:style-name="gr10" draw:text-style-name="P2" svg:x1="2.2016in" svg:y1="1.2803in" svg:x2="1.4307in" svg:y2="0.8638in"><text:p/></draw:line><draw:line draw:style-name="gr10" draw:text-style-name="P2" svg:x1="0.6492in" svg:y1="1.2594in" svg:x2="1.4303in" svg:y2="0.8638in"><text:p/></draw:line><draw:ellipse draw:style-name="gr11" draw:text-style-name="P2" svg:width="0.4276in" svg:height="0.3752in" svg:x="0.4264in" svg:y="1.0492in"><text:p text:style-name="P2">27</text:p></draw:ellipse><draw:ellipse draw:style-name="gr11" draw:text-style-name="P2" svg:width="0.4276in" svg:height="0.3752in" svg:x="0.8201in" svg:y="1.4429in"><text:p text:style-name="P2">32</text:p></draw:ellipse><draw:ellipse draw:style-name="gr11" draw:text-style-name="P2" svg:width="0.4276in" svg:height="0.3752in" svg:x="0.0327in" svg:y="1.4429in"><text:p text:style-name="P2">13</text:p></draw:ellipse><draw:ellipse draw:style-name="gr11" draw:text-style-name="P2" svg:width="0.4276in" svg:height="0.3752in" svg:x="1.2138in" svg:y="0.6555in"><text:p text:style-name="P2">41</text:p></draw:ellipse><draw:ellipse draw:style-name="gr11" draw:text-style-name="P2" svg:width="0.4276in" svg:height="0.3752in" svg:x="1.6079in" svg:y="1.4429in"><text:p text:style-name="P2">55</text:p></draw:ellipse><draw:ellipse draw:style-name="gr11" draw:text-style-name="P2" svg:width="0.4276in" svg:height="0.3752in" svg:x="2.3953in" svg:y="1.4429in"><text:p text:style-name="P2">86</text:p></draw:ellipse><draw:ellipse draw:style-name="gr11" draw:text-style-name="P2" svg:width="0.4276in" svg:height="0.3752in" svg:x="2.0016in" svg:y="1.0492in"><text:p text:style-name="P2">69</text:p></draw:ellipse></draw:g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Aufgabe 2a)</text:p>
      <text:p text:style-name="Standard">Da <text:span text:style-name="T1">im schlechtestem Fall bei dem Uebergang von</text:span><text:span text:style-name="T1"><draw:frame draw:style-name="fr2" draw:name="Object1" text:anchor-type="as-char" svg:width="0.4484in" svg:height="0.2075in" draw:z-index="280"><draw:object xlink:href="./Object 3" xlink:type="simple" xlink:show="embed" xlink:actuate="onLoad"/><draw:image xlink:href="./ObjectReplacements/Object 3" xlink:type="simple" xlink:show="embed" xlink:actuate="onLoad"/></draw:frame></text:span><text:span text:style-name="T1">zu</text:span><text:span text:style-name="T1"><draw:frame draw:style-name="fr2" draw:name="Object2" text:anchor-type="as-char" svg:width="0.2165in" svg:height="0.2075in" draw:z-index="281"><draw:object xlink:href="./Object 4" xlink:type="simple" xlink:show="embed" xlink:actuate="onLoad"/><draw:image xlink:href="./ObjectReplacements/Object 4" xlink:type="simple" xlink:show="embed" xlink:actuate="onLoad"/></draw:frame></text:span>alle Stellen dieser Zahl geändert werden müssen kostet dies O(log n), da die Anzahl der Stellen dem zweier Logarithmus der aktuellen Zahl lang ist.</text:p>
      <text:p text:style-name="Standard"/>
      <text:p text:style-name="Standard"><text:s/>Aufgabe 2b)</text:p>
      <text:p text:style-name="Standard">Da der Zähler bei 0 beginnt, und beim Wechsel von 0 zur 1 immer 2 bezahlt werden obwohl nur eins verbraucht wird, hat die 1 noch 1 Guthaben. Weiterhin kann immer nur eine 0 dazukommen kann, wenn eine Reihe von k 1en zu k 0en wird, dadurch, dass die 1en vorher noch je 1 Guthaben gehabt, haben wir ein Guthaben von k um die k 1en zu 0en zu wechseln, die höchste 1 die dazu kommt wird durch die Kosten der Erhöhung bezahlt und bekommt obendrauf noch 1 Guthaben, von dieser Erhöhung haben, </text:p>
      <text:p text:style-name="Standard">Erhöhung (0 → 1) = 2</text:p>
      <text:p text:style-name="Standard">1en haben 1 Guthaben</text:p>
      <text:p text:style-name="Standard">0en haben 0 Guthaben</text:p>
      <text:p text:style-name="Standard">Aufgabe 2c)</text:p>
      <text:p text:style-name="Standard"><draw:frame draw:style-name="fr1" draw:name="Objekt1" text:anchor-type="as-char" svg:width="5.5457in" svg:height="2.1154in" draw:z-index="54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1c)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text:anchor-type="paragraph" draw:z-index="80" draw:style-name="gr14" svg:width="0.4587in" svg:height="0.2504in" svg:x="3.7992in" svg:y="0.1228in"><draw:text-box><text:p>!!!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line text:anchor-type="paragraph" draw:z-index="79" draw:style-name="gr2" draw:text-style-name="P2" svg:x1="2.0791in" svg:y1="0.0429in" svg:x2="3.0335in" svg:y2="0.3685in"><text:p/></draw:line><draw:line text:anchor-type="paragraph" draw:z-index="279" draw:style-name="gr4" draw:text-style-name="P2" svg:x1="2.7736in" svg:y1="0.0429in" svg:x2="3.4909in" svg:y2="0.0429in"><text:p/></draw:lin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line text:anchor-type="paragraph" draw:z-index="278" draw:style-name="gr4" draw:text-style-name="P2" svg:x1="2.7736in" svg:y1="0.1264in" svg:x2="2.7736in" svg:y2="0.5547in"><text:p/></draw:lin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line text:anchor-type="paragraph" draw:z-index="97" draw:style-name="gr3" draw:text-style-name="P2" svg:x1="4.5909in" svg:y1="0.2713in" svg:x2="4.6638in" svg:y2="0.0866in"><text:p/></draw:line><draw:ellipse text:anchor-type="paragraph" draw:z-index="98" draw:style-name="gr17" draw:text-style-name="P2" svg:width="0.4276in" svg:height="0.3752in" svg:x="0.4665in" svg:y="0.2717in"><text:p text:style-name="P2">13</text:p></draw:ellipse><draw:ellipse text:anchor-type="paragraph" draw:z-index="99" draw:style-name="gr17" draw:text-style-name="P2" svg:width="0.4276in" svg:height="0.3752in" svg:x="1.2228in" svg:y="0.2717in"><text:p text:style-name="P2">27</text:p></draw:ellipse><draw:ellipse text:anchor-type="paragraph" draw:z-index="100" draw:style-name="gr17" draw:text-style-name="P2" svg:width="0.4276in" svg:height="0.3752in" svg:x="1.9917in" svg:y="0.2717in"><text:p text:style-name="P2">32</text:p></draw:ellipse><draw:ellipse text:anchor-type="paragraph" draw:z-index="101" draw:style-name="gr17" draw:text-style-name="P2" svg:width="0.4276in" svg:height="0.3752in" svg:x="2.7791in" svg:y="0.2717in"><text:p text:style-name="P2">41</text:p></draw:ellipse><draw:ellipse text:anchor-type="paragraph" draw:z-index="102" draw:style-name="gr17" draw:text-style-name="P2" svg:width="0.4276in" svg:height="0.3752in" svg:x="3.5665in" svg:y="0.2717in"><text:p text:style-name="P2">55</text:p></draw:ellipse><draw:ellipse text:anchor-type="paragraph" draw:z-index="103" draw:style-name="gr17" draw:text-style-name="P2" svg:width="0.4276in" svg:height="0.3752in" svg:x="0.8311in" svg:y="-0.2575in"><text:p text:style-name="P2">13</text:p></draw:ellipse><draw:line text:anchor-type="paragraph" draw:z-index="104" draw:style-name="gr3" draw:text-style-name="P2" svg:x1="0.7512in" svg:y1="0.3248in" svg:x2="1.0114in" svg:y2="0.0646in"><text:p/></draw:line><draw:line text:anchor-type="paragraph" draw:z-index="105" draw:style-name="gr3" draw:text-style-name="P2" svg:x1="1.3453in" svg:y1="0.2717in" svg:x2="1.1264in" svg:y2="0.0528in"><text:p/></draw:line><draw:line text:anchor-type="paragraph" draw:z-index="106" draw:style-name="gr3" draw:text-style-name="P2" svg:x1="2.2657in" svg:y1="0.2717in" svg:x2="2.4937in" svg:y2="0.0437in"><text:p/></draw:line><draw:line text:anchor-type="paragraph" draw:z-index="107" draw:style-name="gr3" draw:text-style-name="P2" svg:x1="3.0055in" svg:y1="0.2713in" svg:x2="2.7681in" svg:y2="-0.0071in"><text:p/></draw:line><draw:line text:anchor-type="paragraph" draw:z-index="108" draw:style-name="gr3" draw:text-style-name="P2" svg:x1="3.7138in" svg:y1="0.2713in" svg:x2="4.3929in" svg:y2="0.0346in"><text:p/></draw:line><draw:ellipse text:anchor-type="paragraph" draw:z-index="109" draw:style-name="gr17" draw:text-style-name="P2" svg:width="2.063in" svg:height="0.3752in" svg:x="1.9866in" svg:y="-0.6925in"><text:p text:style-name="P2">27, 41</text:p></draw:ellipse><draw:line text:anchor-type="paragraph" draw:z-index="110" draw:style-name="gr3" draw:text-style-name="P2" svg:x1="1.2583in" svg:y1="-0.1437in" svg:x2="1.9866in" svg:y2="-0.4563in"><text:p/></draw:line><draw:line text:anchor-type="paragraph" draw:z-index="7" draw:style-name="gr3" draw:text-style-name="P2" svg:x1="2.5909in" svg:y1="-0.2154in" svg:x2="2.5909in" svg:y2="-0.3835in"><text:p/></draw:line><draw:ellipse text:anchor-type="paragraph" draw:z-index="111" draw:style-name="gr17" draw:text-style-name="P2" svg:width="0.4276in" svg:height="0.3752in" svg:x="4.9646in" svg:y="0.2717in"><text:p text:style-name="P2">72</text:p></draw:ellipse><draw:line text:anchor-type="paragraph" draw:z-index="112" draw:style-name="gr3" draw:text-style-name="P2" svg:x1="5.2138in" svg:y1="0.2713in" svg:x2="5.0201in" svg:y2="0.002in"><text:p/></draw:line><draw:ellipse text:anchor-type="paragraph" draw:z-index="113" draw:style-name="gr17" draw:text-style-name="P2" svg:width="0.4276in" svg:height="0.3752in" svg:x="5.8146in" svg:y="0.2717in"><text:p text:style-name="P2">86</text:p></draw:ellipse><draw:line text:anchor-type="paragraph" draw:z-index="114" draw:style-name="gr3" draw:text-style-name="P2" svg:x1="5.3512in" svg:y1="0.024in" svg:x2="5.924in" svg:y2="0.2713in"><text:p/></draw:line><draw:ellipse text:anchor-type="paragraph" draw:z-index="115" draw:style-name="gr17" draw:text-style-name="P2" svg:width="1.615in" svg:height="0.4689in" svg:x="3.8429in" svg:y="-0.3102in"><text:p text:style-name="P2">55, 69, 72</text:p></draw:ellipse><draw:ellipse text:anchor-type="paragraph" draw:z-index="116" draw:style-name="gr17" draw:text-style-name="P2" svg:width="0.4276in" svg:height="0.3752in" svg:x="2.4063in" svg:y="-0.2575in"><text:p text:style-name="P2">32</text:p></draw:ellipse><draw:line text:anchor-type="paragraph" draw:z-index="117" draw:style-name="gr3" draw:text-style-name="P2" svg:x1="4.1949in" svg:y1="-0.2673in" svg:x2="3.9138in" svg:y2="-0.4236in"><text:p/></draw:line><draw:ellipse text:anchor-type="paragraph" draw:z-index="118" draw:style-name="gr17" draw:text-style-name="P2" svg:width="0.4276in" svg:height="0.3752in" svg:x="4.3543in" svg:y="0.2717in"><text:p text:style-name="P2">69</text:p></draw:ellipse></text:p>
      <text:p text:style-name="Standard"/>
      <text:p text:style-name="P1"><draw:ellipse text:anchor-type="paragraph" draw:z-index="138" draw:style-name="gr17" draw:text-style-name="P2" svg:width="0.4276in" svg:height="0.3752in" svg:x="4.3543in" svg:y="1.8465in"><text:p text:style-name="P2">69</text:p></draw:ellipse><draw:line text:anchor-type="paragraph" draw:z-index="119" draw:style-name="gr3" draw:text-style-name="P2" svg:x1="4.5909in" svg:y1="1.8465in" svg:x2="4.6638in" svg:y2="1.6618in"><text:p/></draw:line><draw:line text:anchor-type="paragraph" draw:z-index="137" draw:style-name="gr3" draw:text-style-name="P2" svg:x1="4.1949in" svg:y1="1.3079in" svg:x2="3.9138in" svg:y2="1.1516in"><text:p/></draw:line><draw:ellipse text:anchor-type="paragraph" draw:z-index="136" draw:style-name="gr17" draw:text-style-name="P2" svg:width="0.4276in" svg:height="0.3752in" svg:x="2.4063in" svg:y="1.3173in"><text:p text:style-name="P2">32</text:p></draw:ellipse><draw:ellipse text:anchor-type="paragraph" draw:z-index="135" draw:style-name="gr17" draw:text-style-name="P2" svg:width="1.615in" svg:height="0.4689in" svg:x="3.8429in" svg:y="1.2646in"><text:p text:style-name="P2">55, 69</text:p></draw:ellipse><draw:line text:anchor-type="paragraph" draw:z-index="134" draw:style-name="gr3" draw:text-style-name="P2" svg:x1="5.3516in" svg:y1="1.5992in" svg:x2="5.9244in" svg:y2="1.8465in"><text:p/></draw:line><draw:ellipse text:anchor-type="paragraph" draw:z-index="133" draw:style-name="gr17" draw:text-style-name="P2" svg:width="0.4276in" svg:height="0.3752in" svg:x="5.8146in" svg:y="1.8465in"><text:p text:style-name="P2">86</text:p></draw:ellipse><draw:line text:anchor-type="paragraph" draw:z-index="8" draw:style-name="gr3" draw:text-style-name="P2" svg:x1="2.5909in" svg:y1="1.3598in" svg:x2="2.5909in" svg:y2="1.1917in"><text:p/></draw:line><draw:line text:anchor-type="paragraph" draw:z-index="132" draw:style-name="gr3" draw:text-style-name="P2" svg:x1="1.2583in" svg:y1="1.4315in" svg:x2="1.9866in" svg:y2="1.1189in"><text:p/></draw:line><draw:ellipse text:anchor-type="paragraph" draw:z-index="131" draw:style-name="gr17" draw:text-style-name="P2" svg:width="2.063in" svg:height="0.3752in" svg:x="1.9866in" svg:y="0.8827in"><text:p text:style-name="P2">27, 41</text:p></draw:ellipse><draw:line text:anchor-type="paragraph" draw:z-index="130" draw:style-name="gr3" draw:text-style-name="P2" svg:x1="3.7138in" svg:y1="1.8465in" svg:x2="4.3929in" svg:y2="1.6098in"><text:p/></draw:line><draw:line text:anchor-type="paragraph" draw:z-index="129" draw:style-name="gr3" draw:text-style-name="P2" svg:x1="3.0055in" svg:y1="1.8465in" svg:x2="2.7681in" svg:y2="1.5681in"><text:p/></draw:line><draw:line text:anchor-type="paragraph" draw:z-index="128" draw:style-name="gr3" draw:text-style-name="P2" svg:x1="2.2661in" svg:y1="1.8469in" svg:x2="2.4941in" svg:y2="1.6189in"><text:p/></draw:line><draw:line text:anchor-type="paragraph" draw:z-index="127" draw:style-name="gr3" draw:text-style-name="P2" svg:x1="1.3453in" svg:y1="1.8469in" svg:x2="1.1264in" svg:y2="1.628in"><text:p/></draw:line><draw:line text:anchor-type="paragraph" draw:z-index="126" draw:style-name="gr3" draw:text-style-name="P2" svg:x1="0.7516in" svg:y1="1.9in" svg:x2="1.0118in" svg:y2="1.6398in"><text:p/></draw:line><draw:ellipse text:anchor-type="paragraph" draw:z-index="125" draw:style-name="gr17" draw:text-style-name="P2" svg:width="0.4276in" svg:height="0.3752in" svg:x="0.8311in" svg:y="1.3173in"><text:p text:style-name="P2">13</text:p></draw:ellipse><draw:ellipse text:anchor-type="paragraph" draw:z-index="124" draw:style-name="gr17" draw:text-style-name="P2" svg:width="0.4276in" svg:height="0.3752in" svg:x="3.5665in" svg:y="1.8465in"><text:p text:style-name="P2">55</text:p></draw:ellipse><draw:ellipse text:anchor-type="paragraph" draw:z-index="123" draw:style-name="gr17" draw:text-style-name="P2" svg:width="0.4276in" svg:height="0.3752in" svg:x="2.7791in" svg:y="1.8465in"><text:p text:style-name="P2">41</text:p></draw:ellipse><draw:ellipse text:anchor-type="paragraph" draw:z-index="122" draw:style-name="gr17" draw:text-style-name="P2" svg:width="0.4276in" svg:height="0.3752in" svg:x="1.9917in" svg:y="1.8465in"><text:p text:style-name="P2">32</text:p></draw:ellipse><draw:ellipse text:anchor-type="paragraph" draw:z-index="121" draw:style-name="gr17" draw:text-style-name="P2" svg:width="0.4276in" svg:height="0.3752in" svg:x="1.2228in" svg:y="1.8465in"><text:p text:style-name="P2">27</text:p></draw:ellipse><draw:ellipse text:anchor-type="paragraph" draw:z-index="120" draw:style-name="gr17" draw:text-style-name="P2" svg:width="0.4276in" svg:height="0.3752in" svg:x="0.4665in" svg:y="1.8465in"><text:p text:style-name="P2">13</text:p></draw:ellips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2b)</text:p>
      <text:p text:style-name="P1"><draw:frame text:anchor-type="paragraph" draw:z-index="140" draw:style-name="gr18" svg:width="0.448in" svg:height="0.2398in" svg:x="0.8201in" svg:y="0.0965in"><draw:text-box><text:p>1/2</text:p></draw:text-box></draw:frame><draw:frame text:anchor-type="paragraph" draw:z-index="146" draw:style-name="gr18" svg:width="0.448in" svg:height="0.2398in" svg:x="3.5764in" svg:y="0.0965in"><draw:text-box><text:p>3/4 !!!</text:p></draw:text-box></draw:frame></text:p>
      <text:p text:style-name="P1"><draw:frame text:anchor-type="paragraph" draw:z-index="150" draw:style-name="gr18" svg:width="0.448in" svg:height="0.2398in" svg:x="2.6016in" svg:y="0.8736in"><draw:text-box><text:p>1/2</text:p></draw:text-box></draw:frame><draw:frame text:anchor-type="paragraph" draw:z-index="148" draw:style-name="gr18" svg:width="0.448in" svg:height="0.2398in" svg:x="3.089in" svg:y="0.3673in"><draw:text-box><text:p>2/3 <text:s/></text:p></draw:text-box></draw:frame><draw:frame text:anchor-type="paragraph" draw:z-index="144" draw:style-name="gr18" svg:width="0.448in" svg:height="0.2398in" svg:x="1.5138in" svg:y="0.4071in"><draw:text-box><text:p>1/2</text:p></draw:text-box></draw:frame><draw:frame text:anchor-type="paragraph" draw:z-index="142" draw:style-name="gr18" svg:width="0.448in" svg:height="0.2398in" svg:x="2.0016in" svg:y="-0.1201in"><draw:text-box><text:p>2/3</text:p></draw:text-box></draw:frame><draw:line text:anchor-type="paragraph" draw:z-index="44" draw:style-name="gr6" draw:text-style-name="P2" svg:x1="1.4555in" svg:y1="0.5091in" svg:x2="1.8098in" svg:y2="0.1547in"><text:p/></draw:line><draw:line text:anchor-type="paragraph" draw:z-index="42" draw:style-name="gr7" draw:text-style-name="P2" svg:x1="4.9035in" svg:y1="0.5299in" svg:x2="5.3307in" svg:y2="0.1028in"><text:p/></draw:line><draw:line text:anchor-type="paragraph" draw:z-index="41" draw:style-name="gr6" draw:text-style-name="P2" svg:x1="5.9453in" svg:y1="0.5299in" svg:x2="5.3307in" svg:y2="0.1028in"><text:p/></draw:line></text:p>
      <text:p text:style-name="P1"><draw:line text:anchor-type="paragraph" draw:z-index="43" draw:style-name="gr6" draw:text-style-name="P2" svg:x1="2.5181in" svg:y1="0.8173in" svg:x2="3.2992in" svg:y2="0.0362in"><text:p/></draw:lin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line text:anchor-type="paragraph" draw:z-index="38" draw:style-name="gr6" draw:text-style-name="P2" svg:x1="2.6429in" svg:y1="0.0882in" svg:x2="3.9283in" svg:y2="1.2945in"><text:p/></draw:line><draw:line text:anchor-type="paragraph" draw:z-index="37" draw:style-name="gr2" draw:text-style-name="P2" svg:x1="2.1638in" svg:y1="0.4945in" svg:x2="2.5803in" svg:y2="0.078in"><text:p/></draw:line></text:p>
      <text:p text:style-name="P1"><draw:line text:anchor-type="paragraph" draw:z-index="35" draw:style-name="gr2" draw:text-style-name="P2" svg:x1="6.4661in" svg:y1="1.1256in" svg:x2="5.4244in" svg:y2="0.0839in"><text:p/></draw:line></text:p>
      <text:p text:style-name="P1"><draw:line text:anchor-type="paragraph" draw:z-index="231" draw:style-name="gr4" draw:text-style-name="P2" svg:x1="3.8201in" svg:y1="0.1528in" svg:x2="4.4866in" svg:y2="0.1528in"><text:p/></draw:line><draw:line text:anchor-type="paragraph" draw:z-index="40" draw:style-name="gr6" draw:text-style-name="P2" svg:x1="1.5287in" svg:y1="0.8299in" svg:x2="0.789in" svg:y2="0.0902in"><text:p/></draw:line><draw:line text:anchor-type="paragraph" draw:z-index="39" draw:style-name="gr6" draw:text-style-name="P2" svg:x1="0.2783in" svg:y1="0.413in" svg:x2="0.6327in" svg:y2="0.111in"><text:p/></draw:line><draw:line text:anchor-type="paragraph" draw:z-index="34" draw:style-name="gr2" draw:text-style-name="P2" svg:x1="4.9035in" svg:y1="0.5488in" svg:x2="5.3724in" svg:y2="0.0799in"><text:p/></draw:line></text:p>
      <text:p text:style-name="P1"/>
      <text:p text:style-name="P1"><draw:line text:anchor-type="paragraph" draw:z-index="36" draw:style-name="gr2" draw:text-style-name="P2" svg:x1="5.6744in" svg:y1="0.5504in" svg:x2="6.0909in" svg:y2="0.1339in"><text:p/></draw:line></text:p>
      <text:p text:style-name="P1"/>
      <text:p text:style-name="P1"/>
      <text:p text:style-name="P1"/>
      <text:p text:style-name="P1"/>
      <text:p text:style-name="P1"/>
      <text:p text:style-name="P1"><draw:line text:anchor-type="paragraph" draw:z-index="32" draw:style-name="gr2" draw:text-style-name="P2" svg:x1="2.3516in" svg:y1="1.4319in" svg:x2="1.0181in" svg:y2="0.0984in"><text:p/></draw:line><draw:line text:anchor-type="paragraph" draw:z-index="33" draw:style-name="gr2" draw:text-style-name="P2" svg:x1="0.539in" svg:y1="0.5882in" svg:x2="1.0181in" svg:y2="0.1091in"><text:p/></draw:line><draw:line text:anchor-type="paragraph" draw:z-index="27" draw:style-name="gr2" draw:text-style-name="P2" svg:x1="3.7161in" svg:y1="0.963in" svg:x2="4.6327in" svg:y2="0.0465in"><text:p/></draw:line><draw:line text:anchor-type="paragraph" draw:z-index="28" draw:style-name="gr2" draw:text-style-name="P2" svg:x1="6.1012in" svg:y1="0.9945in" svg:x2="4.5701in" svg:y2="0.1091in"><text:p/></draw:line></text:p>
      <text:p text:style-name="P1"/>
      <text:p text:style-name="P1"><draw:line text:anchor-type="paragraph" draw:z-index="232" draw:style-name="gr4" draw:text-style-name="P2" svg:x1="2.3201in" svg:y1="0.111in" svg:x2="3.289in" svg:y2="0.111in"><text:p/></draw:line></text:p>
      <text:p text:style-name="P1"><draw:line text:anchor-type="paragraph" draw:z-index="30" draw:style-name="gr2" draw:text-style-name="P2" svg:x1="1.1638in" svg:y1="0.4197in" svg:x2="1.5701in" svg:y2="0.0134in"><text:p/></draw:line><draw:line text:anchor-type="paragraph" draw:z-index="29" draw:style-name="gr2" draw:text-style-name="P2" svg:x1="4.487in" svg:y1="0.3886in" svg:x2="4.1118in" svg:y2="0.0134in"><text:p/></draw:line></text:p>
      <text:p text:style-name="P1"/>
      <text:p text:style-name="P1"/>
      <text:p text:style-name="P1"/>
      <text:p text:style-name="P1"/>
      <text:p text:style-name="P1"/>
      <text:p text:style-name="P1"/>
      <text:p text:style-name="P1"><draw:line text:anchor-type="paragraph" draw:z-index="16" draw:style-name="gr2" draw:text-style-name="P2" svg:x1="0.5807in" svg:y1="1.0362in" svg:x2="1.4453in" svg:y2="0.1717in"><text:p/></draw:line><draw:line text:anchor-type="paragraph" draw:z-index="20" draw:style-name="gr2" draw:text-style-name="P2" svg:x1="1.4453in" svg:y1="0.1717in" svg:x2="2.1327in" svg:y2="0.6299in"><text:p/></draw:line><draw:line text:anchor-type="paragraph" draw:z-index="10" draw:style-name="gr4" draw:text-style-name="P2" svg:x1="4.1016in" svg:y1="1.0154in" svg:x2="5.0079in" svg:y2="0.1091in"><text:p/></draw:line><draw:line text:anchor-type="paragraph" draw:z-index="14" draw:style-name="gr2" draw:text-style-name="P2" svg:x1="5.0075in" svg:y1="0.161in" svg:x2="6.0492in" svg:y2="0.6508in"><text:p/></draw:line></text:p>
      <text:p text:style-name="P1"/>
      <text:p text:style-name="P1"><draw:line text:anchor-type="paragraph" draw:z-index="11" draw:style-name="gr2" draw:text-style-name="P2" svg:x1="5.6327in" svg:y1="0.611in" svg:x2="6.0598in" svg:y2="0.1839in"><text:p/></draw:line><draw:line text:anchor-type="paragraph" draw:z-index="247" draw:style-name="gr4" draw:text-style-name="P2" svg:x1="3.0075in" svg:y1="0.1839in" svg:x2="3.7992in" svg:y2="0.1839in"><text:p/></draw:line></text:p>
      <text:p text:style-name="P1"><draw:line text:anchor-type="paragraph" draw:z-index="17" draw:style-name="gr2" draw:text-style-name="P2" svg:x1="1.3303in" svg:y1="0.461in" svg:x2="0.9346in" svg:y2="0.0654in"><text:p/></draw:line><draw:line text:anchor-type="paragraph" draw:z-index="21" draw:style-name="gr2" draw:text-style-name="P2" svg:x1="2.9453in" svg:y1="0.4193in" svg:x2="2.1327in" svg:y2="0.0547in"><text:p/></draw:line><draw:line text:anchor-type="paragraph" draw:z-index="15" draw:style-name="gr2" draw:text-style-name="P2" svg:x1="4.9453in" svg:y1="0.4406in" svg:x2="4.5181in" svg:y2="0.0134in"><text:p/></draw:line><draw:line text:anchor-type="paragraph" draw:z-index="13" draw:style-name="gr2" draw:text-style-name="P2" svg:x1="6.4035in" svg:y1="0.4299in" svg:x2="6.0492in" svg:y2="0.0756in"><text:p/></draw:line></text:p>
      <text:p text:style-name="P1"/>
      <text:p text:style-name="P1"><draw:line text:anchor-type="paragraph" draw:z-index="19" draw:style-name="gr2" draw:text-style-name="P2" svg:x1="2.4972in" svg:y1="0.4843in" svg:x2="2.9453in" svg:y2="0.0362in"><text:p/></draw:line></text:p>
      <text:p text:style-name="P1"/>
      <text:p text:style-name="P1"/>
      <text:p text:style-name="P1"/>
      <text:p text:style-name="P1"/>
      <text:p text:style-name="P1"/>
      <text:p text:style-name="P1"><draw:g text:anchor-type="paragraph" draw:z-index="220" draw:style-name="gr9"><draw:line draw:style-name="gr10" draw:text-style-name="P2" svg:x1="0.6118in" svg:y1="0.8862in" svg:x2="1.4661in" svg:y2="0.0319in"><text:p/></draw:line><draw:line draw:style-name="gr10" draw:text-style-name="P2" svg:x1="1.3508in" svg:y1="0.8862in" svg:x2="0.9445in" svg:y2="0.4799in"><text:p/></draw:line><draw:line draw:style-name="gr10" draw:text-style-name="P2" svg:x1="2.0799in" svg:y1="0.9382in" svg:x2="2.4862in" svg:y2="0.5319in"><text:p/></draw:line><draw:line draw:style-name="gr10" draw:text-style-name="P2" svg:x1="2.8929in" svg:y1="0.9071in" svg:x2="2.4866in" svg:y2="0.5008in"><text:p/></draw:line><draw:frame draw:style-name="gr19" svg:width="0.448in" svg:height="0.2398in" svg:x="1.1201in" svg:y="0.1921in"><draw:text-box><text:p>1/2</text:p></draw:text-box></draw:frame><draw:frame draw:style-name="gr19" svg:width="0.448in" svg:height="0.2398in" svg:x="0.7264in" svg:y="0.6256in"><draw:text-box><text:p>1/2</text:p></draw:text-box></draw:frame><draw:line draw:style-name="gr10" draw:text-style-name="P2" svg:x1="1.4654in" svg:y1="0.0319in" svg:x2="2.4862in" svg:y2="0.5008in"><text:p/></draw:line><draw:frame draw:style-name="gr19" svg:width="0.448in" svg:height="0.2398in" svg:x="2.3012in" svg:y="0.6256in"><draw:text-box><text:p>1/2</text:p></draw:text-box></draw:frame><draw:ellipse draw:style-name="gr11" draw:text-style-name="P2" svg:width="0.4276in" svg:height="0.3752in" svg:x="1.2039in" svg:y="-0.1783in"><text:p text:style-name="P2">41</text:p></draw:ellipse><draw:frame draw:style-name="gr19" svg:width="0.448in" svg:height="0.2398in" svg:x="1.6311in" svg:y="-0.3181in"><draw:text-box><text:p>1/2</text:p></draw:text-box></draw:frame><draw:ellipse draw:style-name="gr11" draw:text-style-name="P2" svg:width="0.4276in" svg:height="0.3752in" svg:x="0.7165in" svg:y="0.2882in"><text:p text:style-name="P2">27</text:p></draw:ellipse><draw:ellipse draw:style-name="gr11" draw:text-style-name="P2" svg:width="0.4276in" svg:height="0.3752in" svg:x="2.2917in" svg:y="0.2882in"><text:p text:style-name="P2">72</text:p></draw:ellipse><draw:frame draw:style-name="gr19" svg:width="0.448in" svg:height="0.2398in" svg:x="2.6949in" svg:y="0.2319in"><draw:text-box><text:p>1/2</text:p></draw:text-box></draw:frame><draw:ellipse draw:style-name="gr11" draw:text-style-name="P2" svg:width="0.4276in" svg:height="0.3752in" svg:x="1.1102in" svg:y="0.6819in"><text:p text:style-name="P2">32</text:p></draw:ellipse><draw:frame draw:style-name="gr19" svg:width="0.448in" svg:height="0.2398in" svg:x="1.5138in" svg:y="0.6256in"><draw:text-box><text:p>1/2</text:p></draw:text-box></draw:frame><draw:ellipse draw:style-name="gr11" draw:text-style-name="P2" svg:width="0.4276in" svg:height="0.3752in" svg:x="0.3228in" svg:y="0.6819in"><text:p text:style-name="P2">13</text:p></draw:ellipse><draw:ellipse draw:style-name="gr11" draw:text-style-name="P2" svg:width="0.4276in" svg:height="0.3752in" svg:x="2.6854in" svg:y="0.6819in"><text:p text:style-name="P2">86</text:p></draw:ellipse><draw:ellipse draw:style-name="gr11" draw:text-style-name="P2" svg:width="0.4276in" svg:height="0.3752in" svg:x="1.898in" svg:y="0.6819in"><text:p text:style-name="P2">55</text:p></draw:ellipse></draw:g><draw:line text:anchor-type="paragraph" draw:z-index="22" draw:style-name="gr2" draw:text-style-name="P2" svg:x1="4.122in" svg:y1="0.8858in" svg:x2="5.0177in" svg:y2="-0.0098in"><text:p/></draw:line><draw:line text:anchor-type="paragraph" draw:z-index="26" draw:style-name="gr2" draw:text-style-name="P2" svg:x1="5.0181in" svg:y1="0.0425in" svg:x2="6.0701in" svg:y2="0.4799in"><text:p/></draw:line></text:p>
      <text:p text:style-name="P1"/>
      <text:p text:style-name="P1"><draw:line text:anchor-type="paragraph" draw:z-index="23" draw:style-name="gr2" draw:text-style-name="P2" svg:x1="4.8516in" svg:y1="0.5028in" svg:x2="4.4661in" svg:y2="0.1173in"><text:p/></draw:line><draw:line text:anchor-type="paragraph" draw:z-index="24" draw:style-name="gr2" draw:text-style-name="P2" svg:x1="5.6327in" svg:y1="0.5339in" svg:x2="6.0701in" svg:y2="0.0965in"><text:p/></draw:line><draw:line text:anchor-type="paragraph" draw:z-index="25" draw:style-name="gr2" draw:text-style-name="P2" svg:x1="6.4555in" svg:y1="0.4819in" svg:x2="6.0701in" svg:y2="0.0965in"><text:p/></draw:line></text:p>
      <text:p text:style-name="P1"/>
      <text:p text:style-name="P1"><draw:line text:anchor-type="paragraph" draw:z-index="9" draw:style-name="gr2" draw:text-style-name="P2" svg:x1="6.072in" svg:y1="0.6193in" svg:x2="5.572in" svg:y2="0.1193in"><text:p/></draw:line></text:p>
      <text:p text:style-name="P1"/>
      <text:p text:style-name="P1"/>
      <text:p text:style-name="P1"><text:soft-page-break/></text:p>
      <text:p text:style-name="P1"><draw:ellipse text:anchor-type="paragraph" draw:z-index="267" draw:style-name="gr17" draw:text-style-name="P2" svg:width="0.4276in" svg:height="0.3752in" svg:x="1.898in" svg:y="1.0756in"><text:p text:style-name="P2">55</text:p></draw:ellipse><draw:ellipse text:anchor-type="paragraph" draw:z-index="266" draw:style-name="gr17" draw:text-style-name="P2" svg:width="0.4276in" svg:height="0.3752in" svg:x="2.6854in" svg:y="1.0756in"><text:p text:style-name="P2">86</text:p></draw:ellipse><draw:ellipse text:anchor-type="paragraph" draw:z-index="265" draw:style-name="gr17" draw:text-style-name="P2" svg:width="0.4276in" svg:height="0.3752in" svg:x="0.3228in" svg:y="1.0756in"><text:p text:style-name="P2">13</text:p></draw:ellipse><draw:frame text:anchor-type="paragraph" draw:z-index="264" draw:style-name="gr20" svg:width="0.448in" svg:height="0.2398in" svg:x="1.5138in" svg:y="1.0193in"><draw:text-box><text:p>1/2</text:p></draw:text-box></draw:frame><draw:ellipse text:anchor-type="paragraph" draw:z-index="263" draw:style-name="gr17" draw:text-style-name="P2" svg:width="0.4276in" svg:height="0.3752in" svg:x="1.1102in" svg:y="1.0756in"><text:p text:style-name="P2">32</text:p></draw:ellipse><draw:frame text:anchor-type="paragraph" draw:z-index="262" draw:style-name="gr20" svg:width="0.448in" svg:height="0.2398in" svg:x="2.6953in" svg:y="0.6256in"><draw:text-box><text:p>1/2</text:p></draw:text-box></draw:frame><draw:ellipse text:anchor-type="paragraph" draw:z-index="261" draw:style-name="gr17" draw:text-style-name="P2" svg:width="0.4276in" svg:height="0.3752in" svg:x="2.2917in" svg:y="0.6819in"><text:p text:style-name="P2">69</text:p></draw:ellipse><draw:ellipse text:anchor-type="paragraph" draw:z-index="260" draw:style-name="gr17" draw:text-style-name="P2" svg:width="0.4276in" svg:height="0.3752in" svg:x="0.7165in" svg:y="0.6819in"><text:p text:style-name="P2">27</text:p></draw:ellipse><draw:frame text:anchor-type="paragraph" draw:z-index="259" draw:style-name="gr20" svg:width="0.448in" svg:height="0.2398in" svg:x="1.6311in" svg:y="0.0756in"><draw:text-box><text:p>1/2</text:p></draw:text-box></draw:frame><draw:ellipse text:anchor-type="paragraph" draw:z-index="258" draw:style-name="gr17" draw:text-style-name="P2" svg:width="0.4276in" svg:height="0.3752in" svg:x="1.2043in" svg:y="0.2154in"><text:p text:style-name="P2">41</text:p></draw:ellipse><draw:frame text:anchor-type="paragraph" draw:z-index="257" draw:style-name="gr20" svg:width="0.448in" svg:height="0.2398in" svg:x="2.3016in" svg:y="1.0193in"><draw:text-box><text:p>1/2</text:p></draw:text-box></draw:frame><draw:line text:anchor-type="paragraph" draw:z-index="256" draw:style-name="gr3" draw:text-style-name="P2" svg:x1="1.4661in" svg:y1="0.4256in" svg:x2="2.487in" svg:y2="0.8945in"><text:p/></draw:line><draw:frame text:anchor-type="paragraph" draw:z-index="255" draw:style-name="gr20" svg:width="0.448in" svg:height="0.2398in" svg:x="0.7264in" svg:y="1.0193in"><draw:text-box><text:p>1/2</text:p></draw:text-box></draw:frame><draw:frame text:anchor-type="paragraph" draw:z-index="254" draw:style-name="gr20" svg:width="0.448in" svg:height="0.2398in" svg:x="1.1201in" svg:y="0.5862in"><draw:text-box><text:p>1/2</text:p></draw:text-box></draw:frame><draw:line text:anchor-type="paragraph" draw:z-index="253" draw:style-name="gr3" draw:text-style-name="P2" svg:x1="2.8929in" svg:y1="1.3008in" svg:x2="2.4866in" svg:y2="0.8945in"><text:p/></draw:line><draw:line text:anchor-type="paragraph" draw:z-index="252" draw:style-name="gr3" draw:text-style-name="P2" svg:x1="2.0807in" svg:y1="1.3319in" svg:x2="2.487in" svg:y2="0.9256in"><text:p/></draw:line><draw:line text:anchor-type="paragraph" draw:z-index="251" draw:style-name="gr3" draw:text-style-name="P2" svg:x1="1.3516in" svg:y1="1.2799in" svg:x2="0.9453in" svg:y2="0.8736in"><text:p/></draw:line><draw:line text:anchor-type="paragraph" draw:z-index="250" draw:style-name="gr3" draw:text-style-name="P2" svg:x1="0.6118in" svg:y1="1.2799in" svg:x2="1.4661in" svg:y2="0.4256in"><text:p/></draw:line>1b) nach löschen der 72</text:p>
      <text:p text:style-name="P1"/>
      <text:p text:style-name="P1"/>
      <text:p text:style-name="P1"/>
      <text:p text:style-name="P1"/>
      <text:p text:style-name="P1"/>
      <text:p text:style-name="P1"/>
      <text:p text:style-name="P1"><draw:rect text:anchor-type="paragraph" draw:z-index="271" draw:style-name="gr2" draw:text-style-name="P2" svg:width="0.198in" svg:height="0.1461in" svg:x="0.5307in" svg:y="3.3437in"><text:p/></draw:rect></text:p>
      <text:p text:style-name="P1"/>
      <text:p text:style-name="P1"/>
      <text:p text:style-name="P1"/>
      <text:p text:style-name="P1"/>
      <text:p text:style-name="P1"/>
      <text:p text:style-name="P1"><draw:ellipse text:anchor-type="paragraph" draw:z-index="269" draw:style-name="gr2" draw:text-style-name="P2" svg:width="0.1776in" svg:height="0.1567in" svg:x="0.9346in" svg:y="1.0728in"><text:p/></draw:ellipse><draw:rect text:anchor-type="paragraph" draw:z-index="270" draw:style-name="gr2" draw:text-style-name="P2" svg:width="0.198in" svg:height="0.1461in" svg:x="0.9244in" svg:y="1.3437in"><text:p/></draw:rect><draw:line text:anchor-type="paragraph" draw:z-index="6" draw:style-name="gr2" draw:text-style-name="P2" svg:x1="1.0181in" svg:y1="1.1874in" svg:x2="1.0181in" svg:y2="1.4063in"><text:p/></draw:line><draw:rect text:anchor-type="paragraph" draw:z-index="272" draw:style-name="gr2" draw:text-style-name="P2" svg:width="0.198in" svg:height="0.1461in" svg:x="0.8929in" svg:y="2.1937in"><text:p/></draw:rect><draw:rect text:anchor-type="paragraph" draw:z-index="273" draw:style-name="gr2" draw:text-style-name="P2" svg:width="0.198in" svg:height="0.1461in" svg:x="1.2972in" svg:y="2.1937in"><text:p/></draw:rect><draw:ellipse text:anchor-type="paragraph" draw:z-index="274" draw:style-name="gr2" draw:text-style-name="P2" svg:width="0.1878in" svg:height="0.1776in" svg:x="0.7264in" svg:y="1.8957in"><text:p/></draw:ellipse><draw:ellipse text:anchor-type="paragraph" draw:z-index="275" draw:style-name="gr2" draw:text-style-name="P2" svg:width="0.1878in" svg:height="0.1776in" svg:x="1.1201in" svg:y="1.8957in"><text:p/></draw:ellipse><draw:ellipse text:anchor-type="paragraph" draw:z-index="276" draw:style-name="gr2" draw:text-style-name="P2" svg:width="0.1878in" svg:height="0.1776in" svg:x="0.9138in" svg:y="1.6457in"><text:p/></draw:ellipse><draw:line text:anchor-type="paragraph" draw:z-index="1" draw:style-name="gr2" draw:text-style-name="P2" svg:x1="0.5598in" svg:y1="2.2709in" svg:x2="0.8409in" svg:y2="1.9898in"><text:p/></draw:line><draw:line text:anchor-type="paragraph" draw:z-index="2" draw:style-name="gr2" draw:text-style-name="P2" svg:x1="0.9972in" svg:y1="2.2606in" svg:x2="0.8409in" svg:y2="1.9898in"><text:p/></draw:line><draw:line text:anchor-type="paragraph" draw:z-index="3" draw:style-name="gr2" draw:text-style-name="P2" svg:x1="1.4244in" svg:y1="2.2917in" svg:x2="1.1953in" svg:y2="1.9689in"><text:p/></draw:line><draw:line text:anchor-type="paragraph" draw:z-index="4" draw:style-name="gr2" draw:text-style-name="P2" svg:x1="0.8409in" svg:y1="1.9894in" svg:x2="1.0075in" svg:y2="1.7083in"><text:p/></draw:line><draw:line text:anchor-type="paragraph" draw:z-index="5" draw:style-name="gr2" draw:text-style-name="P2" svg:x1="1.1949in" svg:y1="1.9685in" svg:x2="1.0075in" svg:y2="1.7083in"><text:p/></draw:line><draw:frame draw:style-name="fr1" draw:name="Objekt2" text:anchor-type="as-char" svg:width="6.1083in" svg:height="3.9571in" draw:z-index="277"><draw:object xlink:href="./Object 2" xlink:type="simple" xlink:show="embed" xlink:actuate="onLoad"/><draw:image xlink:href="./ObjectReplacements/Object 2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draw:marker draw:name="Linienende_20_1" draw:display-name="Linienende 1" svg:viewBox="0 0 20 30" svg:d="m10 0-10 30h20z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mochi </meta:initial-creator>
    <meta:creation-date>2010-11-25T09:01:56</meta:creation-date>
    <dc:date>2010-11-26T01:58:10</dc:date>
    <meta:editing-duration>PT01H54M13S</meta:editing-duration>
    <meta:editing-cycles>4</meta:editing-cycles>
    <meta:generator>OpenOffice.org/3.2$Linux OpenOffice.org_project/320m19$Build-9505</meta:generator>
    <meta:document-statistic meta:table-count="0" meta:image-count="0" meta:object-count="4" meta:page-count="6" meta:paragraph-count="14" meta:word-count="155" meta:character-count="820"/>
  </office:meta>
</office:document-meta>
</file>

<file path=Object 1/content.xml><?xml version="1.0" encoding="utf-8"?>
<math xmlns="http://www.w3.org/1998/Math/MathML">
  <semantics>
    <mtable>
      <mtr>
        <mtd>
          <mtext>Potentialmethode</mtext>
        </mtd>
      </mtr>
      <mtr>
        <mtd>
          <mrow>
            <mtext>Wir setzen bei der i-ten Erhöhung </mtext>
            <mrow>
              <msub>
                <mi>b</mi>
                <mi>i</mi>
              </msub>
              <mi mathvariant="normal">=</mi>
              <mtext>Anzahl der Einsen</mtext>
            </mrow>
          </mrow>
        </mtd>
      </mtr>
      <mtr>
        <mtd>
          <mrow>
            <mtext>diese Erhöhung setzt </mtext>
            <msub>
              <mi>z</mi>
              <mi>i</mi>
            </msub>
            <mtext>Zahlen zurück auf 0</mtext>
          </mrow>
        </mtd>
      </mtr>
      <mtr>
        <mtd>
          <mrow>
            <mtext>das kostet dann höchstens </mtext>
            <mrow>
              <msub>
                <mi>z</mi>
                <mi>i</mi>
              </msub>
              <mo stretchy="false">+</mo>
              <mn>1</mn>
            </mrow>
            <mtext>,da zusätzlich höchstens ein Bit auf 1 gesetzt wird</mtext>
          </mrow>
        </mtd>
      </mtr>
      <mtr>
        <mtd>
          <mrow>
            <mtext>Im Fall </mtext>
            <mrow>
              <msub>
                <mi>b</mi>
                <mi>i</mi>
              </msub>
              <mi mathvariant="normal">=</mi>
              <mn>0</mn>
            </mrow>
            <mtext> setzt i-te Operation alle k Bits zurück und es gilt </mtext>
            <mrow>
              <mrow>
                <msub>
                  <mi>b</mi>
                  <mrow>
                    <mi>i</mi>
                    <mi mathvariant="normal">−</mi>
                    <mn>1</mn>
                  </mrow>
                </msub>
                <mi mathvariant="normal">=</mi>
                <msub>
                  <mi>z</mi>
                  <mi>i</mi>
                </msub>
              </mrow>
              <mi mathvariant="normal">=</mi>
              <mi mathvariant="italic">k.</mi>
            </mrow>
          </mrow>
        </mtd>
      </mtr>
      <mtr>
        <mtd>
          <mrow>
            <mtext>Falls</mtext>
            <mrow>
              <msub>
                <mi>b</mi>
                <mi>i</mi>
              </msub>
              <mo stretchy="false">&gt;</mo>
              <mn>0</mn>
            </mrow>
            <mtext>, dann gilt </mtext>
            <mrow>
              <msub>
                <mi>b</mi>
                <mi>i</mi>
              </msub>
              <mi mathvariant="normal">=</mi>
              <mrow>
                <mrow>
                  <msub>
                    <mi>b</mi>
                    <mrow>
                      <mi>i</mi>
                      <mi mathvariant="normal">−</mi>
                      <mn>1</mn>
                    </mrow>
                  </msub>
                  <mi mathvariant="normal">−</mi>
                  <msub>
                    <mi>z</mi>
                    <mi>i</mi>
                  </msub>
                </mrow>
                <mo stretchy="false">+</mo>
                <mn>1</mn>
              </mrow>
            </mrow>
          </mrow>
        </mtd>
      </mtr>
      <mtr>
        <mtd>
          <mrow>
            <mtext>In jedem Fall gilt </mtext>
            <mrow>
              <mrow>
                <mrow>
                  <msub>
                    <mo stretchy="false">φ</mo>
                    <mi>i</mi>
                  </msub>
                  <mi mathvariant="normal">−</mi>
                  <msub>
                    <mo stretchy="false">φ</mo>
                    <mrow>
                      <mi>i</mi>
                      <mi mathvariant="normal">−</mi>
                      <mn>1</mn>
                    </mrow>
                  </msub>
                </mrow>
                <mi mathvariant="normal">≤</mi>
                <mrow>
                  <mrow>
                    <mo stretchy="false">(</mo>
                    <mrow>
                      <mrow>
                        <msub>
                          <mi>b</mi>
                          <mrow>
                            <mi>i</mi>
                            <mi mathvariant="normal">−</mi>
                            <mn>1</mn>
                          </mrow>
                        </msub>
                        <mi mathvariant="normal">−</mi>
                        <msub>
                          <mi>z</mi>
                          <mi>i</mi>
                        </msub>
                      </mrow>
                      <mo stretchy="false">+</mo>
                      <mn>1</mn>
                    </mrow>
                    <mo stretchy="false">)</mo>
                  </mrow>
                  <mi mathvariant="normal">−</mi>
                  <msub>
                    <mi>b</mi>
                    <mrow>
                      <mi>i</mi>
                      <mi mathvariant="normal">−</mi>
                      <mn>1</mn>
                    </mrow>
                  </msub>
                </mrow>
              </mrow>
              <mi mathvariant="normal">=</mi>
              <mrow>
                <mn>1</mn>
                <mi mathvariant="normal">−</mi>
                <msub>
                  <mi>z</mi>
                  <mn>1</mn>
                </msub>
              </mrow>
            </mrow>
          </mrow>
        </mtd>
      </mtr>
      <mtr>
        <mtd>
          <mtext>Daraus ergeben sich die amortisierten Kosten </mtext>
        </mtd>
      </mtr>
      <mtr>
        <mtd>
          <mrow>
            <mtext/>
            <mrow>
              <mrow>
                <mrow>
                  <msub>
                    <mi>a</mi>
                    <mi>i</mi>
                  </msub>
                  <mi mathvariant="normal">=</mi>
                  <mrow>
                    <mrow>
                      <msub>
                        <mi>t</mi>
                        <mi>i</mi>
                      </msub>
                      <mo stretchy="false">+</mo>
                      <msub>
                        <mo stretchy="false">φ</mo>
                        <mi>i</mi>
                      </msub>
                    </mrow>
                    <mi mathvariant="normal">−</mi>
                    <msub>
                      <mo stretchy="false">φ</mo>
                      <mrow>
                        <mi>i</mi>
                        <mi mathvariant="normal">−</mi>
                        <mn>1</mn>
                      </mrow>
                    </msub>
                  </mrow>
                </mrow>
                <mi mathvariant="normal">≤</mi>
                <mrow>
                  <mrow>
                    <mo stretchy="false">(</mo>
                    <mrow>
                      <msub>
                        <mi>z</mi>
                        <mi>i</mi>
                      </msub>
                      <mo stretchy="false">+</mo>
                      <mn>1</mn>
                    </mrow>
                    <mo stretchy="false">)</mo>
                  </mrow>
                  <mo stretchy="false">+</mo>
                  <mrow>
                    <mo stretchy="false">(</mo>
                    <mrow>
                      <mn>1</mn>
                      <mi mathvariant="normal">−</mi>
                      <msub>
                        <mi>z</mi>
                        <mi>i</mi>
                      </msub>
                    </mrow>
                    <mo stretchy="false">)</mo>
                  </mrow>
                </mrow>
              </mrow>
              <mi mathvariant="normal">=</mi>
              <mn>2</mn>
            </mrow>
          </mrow>
        </mtd>
      </mtr>
      <mtr>
        <mtd>
          <mrow>
            <mtext>damit gilt immer</mtext>
            <mrow>
              <mrow>
                <msub>
                  <mo stretchy="false">φ</mo>
                  <mi>i</mi>
                </msub>
                <mi mathvariant="normal">≥</mi>
                <mrow>
                  <mn>0</mn>
                  <mi mathvariant="normal">∧</mi>
                  <msub>
                    <mo stretchy="false">φ</mo>
                    <mn>0</mn>
                  </msub>
                </mrow>
              </mrow>
              <mi mathvariant="normal">=</mi>
              <mn>0</mn>
            </mrow>
          </mrow>
        </mtd>
      </mtr>
    </mtable>
    <annotation encoding="StarMath 5.0">"Potentialmethode" newline
"Wir setzen bei der i-ten Erhöhung " b_i = "Anzahl der Einsen" newline
"diese Erhöhung setzt " z_i "Zahlen zurück auf 0" newline
"das kostet dann höchstens " z_i+1",da zusätzlich höchstens ein Bit auf 1 gesetzt wird" newline
"Im Fall " b_i =0" setzt i-te Operation alle k Bits zurück und es gilt "b_{i-1}=z_i=k. newline
"Falls" b_i&gt;0", dann gilt "b_i=b_{i-1}-z_i+1 newline
"In jedem Fall gilt " %phi_i-%phi_{i-1} &lt;= (b_{i-1}-z_i+1)-b_{i-1}=1-z_1 newline
"Daraus ergeben sich die amortisierten Kosten " newline
"" a_i = t_i + %phi_i-%phi_{i-1} &lt;= (z_i + 1) + (1 - z_i) = 2 newline
"damit gilt immer" %phi_i&gt;=0 &amp; %phi_0=0</annotation>
  </semantics>
</math>
</file>

<file path=Object 2/content.xml><?xml version="1.0" encoding="utf-8"?>
<math xmlns="http://www.w3.org/1998/Math/MathML">
  <semantics>
    <mtable>
      <mtr>
        <mtd>
          <mtext>3a)</mtext>
        </mtd>
      </mtr>
      <mtr>
        <mtd>
          <mrow>
            <mtext/>
            <mrow>
              <msub>
                <mi>b</mi>
                <mi>h</mi>
              </msub>
              <mi mathvariant="normal">=</mi>
              <mtext>Anzahl der Blätter in einem (1,2) Baum der Höhe h</mtext>
            </mrow>
          </mrow>
        </mtd>
      </mtr>
      <mtr>
        <mtd>
          <mrow>
            <mtext>Behauptung:</mtext>
            <mrow>
              <msub>
                <mi>b</mi>
                <mi>h</mi>
              </msub>
              <mi mathvariant="normal">≥</mi>
              <msup>
                <mfenced open="" close="">
                  <mfrac>
                    <mn>3</mn>
                    <mn>2</mn>
                  </mfrac>
                </mfenced>
                <mrow>
                  <mi>h</mi>
                  <mi mathvariant="normal">−</mi>
                  <mn>1</mn>
                </mrow>
              </msup>
            </mrow>
          </mrow>
        </mtd>
      </mtr>
      <mtr>
        <mtd>
          <mtext>I.A.:</mtext>
        </mtd>
      </mtr>
      <mtr>
        <mtd>
          <mrow>
            <mtext/>
            <mrow>
              <mi>h</mi>
              <mi mathvariant="normal">=</mi>
              <mn>1</mn>
            </mrow>
            <mi/>
            <mtext>Der kleinste Baum mit der Höhe h=1 hat 1 Blatt</mtext>
            <mo stretchy="false">→</mo>
            <mrow>
              <mn>1</mn>
              <mi mathvariant="normal">≥</mi>
              <msup>
                <mfenced open="" close="">
                  <mfrac>
                    <mn>3</mn>
                    <mn>2</mn>
                  </mfrac>
                </mfenced>
                <mn>0</mn>
              </msup>
            </mrow>
          </mrow>
        </mtd>
      </mtr>
      <mtr>
        <mtd>
          <mrow>
            <mtext>h=2</mtext>
            <mi/>
            <mtext>Der kleinste Baum mit der Höhe h=2 hat 3k-Blätter</mtext>
            <mo stretchy="false">→</mo>
            <mrow>
              <mn>3</mn>
              <mi mathvariant="normal">≥</mi>
              <msup>
                <mfenced open="" close="">
                  <mfrac>
                    <mn>3</mn>
                    <mn>2</mn>
                  </mfrac>
                </mfenced>
                <mn>1</mn>
              </msup>
            </mrow>
          </mrow>
        </mtd>
      </mtr>
      <mtr>
        <mtd/>
      </mtr>
      <mtr>
        <mtd/>
      </mtr>
      <mtr>
        <mtd/>
      </mtr>
      <mtr>
        <mtd>
          <mrow>
            <mtext>I.S.</mtext>
            <mi>h</mi>
            <mo stretchy="false">→</mo>
            <mrow>
              <mi>h</mi>
              <mo stretchy="false">+</mo>
              <mn>2</mn>
            </mrow>
          </mrow>
        </mtd>
      </mtr>
      <mtr>
        <mtd>
          <mtext>der Baum hat mindestens 3 Teilbäume der Höhe h+2-2</mtext>
        </mtd>
      </mtr>
      <mtr>
        <mtd>
          <mrow>
            <mtext/>
            <mrow>
              <mrow>
                <mrow>
                  <msub>
                    <mi>b</mi>
                    <mrow>
                      <mi>h</mi>
                      <mo stretchy="false">+</mo>
                      <mn>2</mn>
                    </mrow>
                  </msub>
                  <mi mathvariant="normal">≥</mi>
                  <mrow>
                    <mn>3</mn>
                    <mi mathvariant="normal">∗</mi>
                    <msub>
                      <mi>b</mi>
                      <mi>h</mi>
                    </msub>
                  </mrow>
                </mrow>
                <mi mathvariant="normal">=</mi>
                <mrow>
                  <mn>3</mn>
                  <mi mathvariant="normal">∗</mi>
                  <msup>
                    <mrow>
                      <mo stretchy="false">(</mo>
                      <mfrac>
                        <mn>3</mn>
                        <mn>2</mn>
                      </mfrac>
                      <mo stretchy="false">)</mo>
                    </mrow>
                    <mrow>
                      <mi>h</mi>
                      <mi mathvariant="normal">−</mi>
                      <mn>1</mn>
                    </mrow>
                  </msup>
                </mrow>
              </mrow>
              <mi mathvariant="normal">=</mi>
              <mn>3</mn>
            </mrow>
            <mrow>
              <mrow>
                <mrow>
                  <mfrac>
                    <mn>2</mn>
                    <mn>3</mn>
                  </mfrac>
                  <mi mathvariant="normal">⋅</mi>
                  <mfrac>
                    <mn>2</mn>
                    <msup>
                      <mn>3</mn>
                      <mrow>
                        <mi>n</mi>
                        <mo stretchy="false">+</mo>
                        <mn>1</mn>
                      </mrow>
                    </msup>
                  </mfrac>
                </mrow>
                <mi mathvariant="normal">=</mi>
                <mrow>
                  <mfrac>
                    <mn>4</mn>
                    <mn>3</mn>
                  </mfrac>
                  <mi mathvariant="normal">⋅</mi>
                  <msup>
                    <mfenced open="" close="">
                      <mfrac>
                        <mn>3</mn>
                        <mn>2</mn>
                      </mfrac>
                    </mfenced>
                    <mrow>
                      <mi>n</mi>
                      <mo stretchy="false">+</mo>
                      <mn>1</mn>
                    </mrow>
                  </msup>
                </mrow>
              </mrow>
              <mi mathvariant="normal">≥</mi>
              <msup>
                <mfenced open="" close="">
                  <mfrac>
                    <mn>3</mn>
                    <mn>2</mn>
                  </mfrac>
                </mfenced>
                <mrow>
                  <mi>n</mi>
                  <mo stretchy="false">+</mo>
                  <mn>1</mn>
                </mrow>
              </msup>
            </mrow>
          </mrow>
        </mtd>
      </mtr>
      <mtr>
        <mtd>
          <mtext>Ein Baum mit n- Blaettern, also auch mit n Knoten </mtext>
        </mtd>
      </mtr>
      <mtr>
        <mtd>
          <mrow>
            <mtext>kann also höchstens eine Höhe von </mtext>
            <msub>
              <mi>log</mi>
              <mfrac>
                <mn>3</mn>
                <mn>2</mn>
              </mfrac>
            </msub>
            <mrow>
              <mi>h</mi>
              <mi mathvariant="normal">−</mi>
              <mn>1,</mn>
            </mrow>
            <mtext>also O(log n), haben.</mtext>
          </mrow>
        </mtd>
      </mtr>
    </mtable>
    <annotation encoding="StarMath 5.0">"3a)" newline
""b_h ="Anzahl der Blätter in einem (1,2) Baum der Höhe h" newline

"Behauptung:" b_h &gt;= left ({3 over 2 } right )^{h-1} newline
"I.A.:" newline
""h=1 ~~~~~~~~~~~~~~~~~~~~~~~"Der kleinste Baum mit der Höhe h=1 hat 1 Blatt" rightarrow 1&gt;=left ({3 over 2 } right )^{0} newline
"h=2" ~~~~~~~~~~~~~~~~~~~~~~~~"Der kleinste Baum mit der Höhe h=2 hat 3k-Blätter" rightarrow 3&gt;=left ({3 over 2 } right )^1 newline newline newline newline
"I.S." h rightarrow h+2 newline
"der Baum hat mindestens 3 Teilbäume der Höhe h+2-2" newline
""b_{h+2}&gt;=3 * b_h=3*(3 over 2)^{h-1} =  3 {2 over 3} cdot {2 over 3^{n+1}} = 4 over 3 cdot left ( 3 over 2 right ) ^{n+1}&gt;=left( 3 over 2 right)^{n+1} newline
"Ein Baum mit n- Blaettern, also auch mit n Knoten "newline
"kann also höchstens eine Höhe von "log_{3 over 2} h-1, "also O(log n), haben.</annotation>
  </semantics>
</math>
</file>

<file path=Object 3/content.xml><?xml version="1.0" encoding="utf-8"?>
<math xmlns="http://www.w3.org/1998/Math/MathML">
  <semantics>
    <mrow>
      <msup>
        <mn>2</mn>
        <mi>k</mi>
      </msup>
      <mi mathvariant="normal">−</mi>
      <mn>1</mn>
    </mrow>
    <annotation encoding="StarMath 5.0">2^k -1</annotation>
  </semantics>
</math>
</file>

<file path=Object 4/content.xml><?xml version="1.0" encoding="utf-8"?>
<math xmlns="http://www.w3.org/1998/Math/MathML">
  <semantics>
    <msup>
      <mn>2</mn>
      <mi>k</mi>
    </msup>
    <annotation encoding="StarMath 5.0">2^k</annotation>
  </semantics>
</math>
</file>